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3.90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HLSLProfilerData_SECOND_TEST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700004" calcext:value-type="float">
            <text:p>0.05700004</text:p>
          </table:table-cell>
          <table:table-cell office:value-type="float" office:value="0.1486001" calcext:value-type="float">
            <text:p>0.14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4019981" calcext:value-type="float">
            <text:p>0.0401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4" calcext:value-type="float">
            <text:p>0.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3769999499" calcext:value-type="float">
            <text:p>0.3769999499</text:p>
          </table:table-cell>
          <table:table-cell table:formula="of:=COM.MICROSOFT.VAR.P([.AH2:.AH301])" office:value-type="float" office:value="0.00538606900530237" calcext:value-type="float">
            <text:p>0.005386069005302</text:p>
          </table:table-cell>
          <table:table-cell table:formula="of:=COM.MICROSOFT.STDEV.P([.AH2:.AH301])" office:value-type="float" office:value="0.0733898426575665" calcext:value-type="float">
            <text:p>0.073389842657567</text:p>
          </table:table-cell>
          <table:table-cell table:formula="of:=([.AJ2])/(SQRT(COUNT([.AH2:.AH301])))" office:value-type="float" office:value="0.00423716454141303" calcext:value-type="float">
            <text:p>0.004237164541413</text:p>
          </table:table-cell>
          <table:table-cell table:formula="of:=AVERAGE([.AH2:.AH301])" office:value-type="float" office:value="0.363029596323667" calcext:value-type="float">
            <text:p>0.363029596323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190003" calcext:value-type="float">
            <text:p>0.06190003</text:p>
          </table:table-cell>
          <table:table-cell office:value-type="float" office:value="0.1527001" calcext:value-type="float">
            <text:p>0.15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9449981" calcext:value-type="float">
            <text:p>0.0944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9999" calcext:value-type="float">
            <text:p>0.015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3468999299" calcext:value-type="float">
            <text:p>0.34689992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60004" calcext:value-type="float">
            <text:p>0.06160004</text:p>
          </table:table-cell>
          <table:table-cell office:value-type="float" office:value="0.1388001" calcext:value-type="float">
            <text:p>0.13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5499981" calcext:value-type="float">
            <text:p>0.05499981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0001" calcext:value-type="float">
            <text:p>0.01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28959996" calcext:value-type="float">
            <text:p>0.289599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00002" calcext:value-type="float">
            <text:p>0.05800002</text:p>
          </table:table-cell>
          <table:table-cell office:value-type="float" office:value="0.1352001" calcext:value-type="float">
            <text:p>0.13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146999" calcext:value-type="float">
            <text:p>0.1146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500025" calcext:value-type="float">
            <text:p>0.0065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3367000451" calcext:value-type="float">
            <text:p>0.336700045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20004" calcext:value-type="float">
            <text:p>0.06120004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6239985" calcext:value-type="float">
            <text:p>0.0623998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31889989" calcext:value-type="float">
            <text:p>0.318899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890004" calcext:value-type="float">
            <text:p>0.05890004</text:p>
          </table:table-cell>
          <table:table-cell office:value-type="float" office:value="0.1383" calcext:value-type="float">
            <text:p>0.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91997" calcext:value-type="float">
            <text:p>0.1091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9999" calcext:value-type="float">
            <text:p>0.010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33979973" calcext:value-type="float">
            <text:p>0.339799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340004" calcext:value-type="float">
            <text:p>0.06340004</text:p>
          </table:table-cell>
          <table:table-cell office:value-type="float" office:value="0.1384" calcext:value-type="float">
            <text:p>0.1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6299976" calcext:value-type="float">
            <text:p>0.0629997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3043998" calcext:value-type="float">
            <text:p>0.30439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300002" calcext:value-type="float">
            <text:p>0.06300002</text:p>
          </table:table-cell>
          <table:table-cell office:value-type="float" office:value="0.1634" calcext:value-type="float">
            <text:p>0.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695998" calcext:value-type="float">
            <text:p>0.069599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9997" calcext:value-type="float">
            <text:p>0.019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33779979" calcext:value-type="float">
            <text:p>0.337799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370006" calcext:value-type="float">
            <text:p>0.06370006</text:p>
          </table:table-cell>
          <table:table-cell office:value-type="float" office:value="0.1429001" calcext:value-type="float">
            <text:p>0.14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079977" calcext:value-type="float">
            <text:p>0.0407997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50002" calcext:value-type="float">
            <text:p>0.086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35549995" calcext:value-type="float">
            <text:p>0.3554999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460004" calcext:value-type="float">
            <text:p>0.06460004</text:p>
          </table:table-cell>
          <table:table-cell office:value-type="float" office:value="0.1542" calcext:value-type="float">
            <text:p>0.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019974" calcext:value-type="float">
            <text:p>0.04019974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4" calcext:value-type="float">
            <text:p>0.0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3577997801" calcext:value-type="float">
            <text:p>0.35779978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70005" calcext:value-type="float">
            <text:p>0.06370005</text:p>
          </table:table-cell>
          <table:table-cell office:value-type="float" office:value="0.1363" calcext:value-type="float">
            <text:p>0.1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909977" calcext:value-type="float">
            <text:p>0.0390997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10002" calcext:value-type="float">
            <text:p>0.058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3186998399" calcext:value-type="float">
            <text:p>0.31869983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900004" calcext:value-type="float">
            <text:p>0.06900004</text:p>
          </table:table-cell>
          <table:table-cell office:value-type="float" office:value="0.1476001" calcext:value-type="float">
            <text:p>0.14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391998" calcext:value-type="float">
            <text:p>0.039199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9998" calcext:value-type="float">
            <text:p>0.06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3382999199" calcext:value-type="float">
            <text:p>0.33829991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150003" calcext:value-type="float">
            <text:p>0.06150003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9549977" calcext:value-type="float">
            <text:p>0.0954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9999" calcext:value-type="float">
            <text:p>0.01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35109979" calcext:value-type="float">
            <text:p>0.3510997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200005" calcext:value-type="float">
            <text:p>0.07200005</text:p>
          </table:table-cell>
          <table:table-cell office:value-type="float" office:value="0.1410001" calcext:value-type="float">
            <text:p>0.1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6449974" calcext:value-type="float">
            <text:p>0.0644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0002" calcext:value-type="float">
            <text:p>0.010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31019991" calcext:value-type="float">
            <text:p>0.3101999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570004" calcext:value-type="float">
            <text:p>0.06570004</text:p>
          </table:table-cell>
          <table:table-cell office:value-type="float" office:value="0.1460001" calcext:value-type="float">
            <text:p>0.14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8409969" calcext:value-type="float">
            <text:p>0.0840996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9998" calcext:value-type="float">
            <text:p>0.013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3312998099" calcext:value-type="float">
            <text:p>0.331299809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910003" calcext:value-type="float">
            <text:p>0.05910003</text:p>
          </table:table-cell>
          <table:table-cell office:value-type="float" office:value="0.1354" calcext:value-type="float">
            <text:p>0.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025997" calcext:value-type="float">
            <text:p>0.1025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3248997299" calcext:value-type="float">
            <text:p>0.324899729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90007" calcext:value-type="float">
            <text:p>0.06990007</text:p>
          </table:table-cell>
          <table:table-cell office:value-type="float" office:value="0.1631" calcext:value-type="float">
            <text:p>0.1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5159978" calcext:value-type="float">
            <text:p>0.0515997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99982" calcext:value-type="float">
            <text:p>0.0063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3137998319" calcext:value-type="float">
            <text:p>0.31379983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090004" calcext:value-type="float">
            <text:p>0.07090004</text:p>
          </table:table-cell>
          <table:table-cell office:value-type="float" office:value="0.1598001" calcext:value-type="float">
            <text:p>0.15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1009998" calcext:value-type="float">
            <text:p>0.100999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0001" calcext:value-type="float">
            <text:p>0.01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3765999499" calcext:value-type="float">
            <text:p>0.376599949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400003" calcext:value-type="float">
            <text:p>0.06400003</text:p>
          </table:table-cell>
          <table:table-cell office:value-type="float" office:value="0.1455001" calcext:value-type="float">
            <text:p>0.14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409999" calcext:value-type="float">
            <text:p>0.0409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28120003" calcext:value-type="float">
            <text:p>0.2812000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020005" calcext:value-type="float">
            <text:p>0.07020005</text:p>
          </table:table-cell>
          <table:table-cell office:value-type="float" office:value="0.1475001" calcext:value-type="float">
            <text:p>0.14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5959991" calcext:value-type="float">
            <text:p>0.0595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9" calcext:value-type="float">
            <text:p>0.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4370000599" calcext:value-type="float">
            <text:p>0.43700005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760004" calcext:value-type="float">
            <text:p>0.05760004</text:p>
          </table:table-cell>
          <table:table-cell office:value-type="float" office:value="0.1365001" calcext:value-type="float">
            <text:p>0.13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207998" calcext:value-type="float">
            <text:p>0.1207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0001" calcext:value-type="float">
            <text:p>0.01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35309995" calcext:value-type="float">
            <text:p>0.3530999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380004" calcext:value-type="float">
            <text:p>0.06380004</text:p>
          </table:table-cell>
          <table:table-cell office:value-type="float" office:value="0.1531001" calcext:value-type="float">
            <text:p>0.15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399991" calcext:value-type="float">
            <text:p>0.0439999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69999" calcext:value-type="float">
            <text:p>0.018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30350004" calcext:value-type="float">
            <text:p>0.303500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460005" calcext:value-type="float">
            <text:p>0.06460005</text:p>
          </table:table-cell>
          <table:table-cell office:value-type="float" office:value="0.1368001" calcext:value-type="float">
            <text:p>0.13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9519979" calcext:value-type="float">
            <text:p>0.0951997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0002" calcext:value-type="float">
            <text:p>0.021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3405999601" calcext:value-type="float">
            <text:p>0.340599960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940003" calcext:value-type="float">
            <text:p>0.06940003</text:p>
          </table:table-cell>
          <table:table-cell office:value-type="float" office:value="0.1704" calcext:value-type="float">
            <text:p>0.1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" calcext:value-type="float">
            <text:p>0.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5519977" calcext:value-type="float">
            <text:p>0.0551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0003" calcext:value-type="float">
            <text:p>0.015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34269983" calcext:value-type="float">
            <text:p>0.3426998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900004" calcext:value-type="float">
            <text:p>0.06900004</text:p>
          </table:table-cell>
          <table:table-cell office:value-type="float" office:value="0.1746001" calcext:value-type="float">
            <text:p>0.17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599981" calcext:value-type="float">
            <text:p>0.0459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49999" calcext:value-type="float">
            <text:p>0.06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37639994" calcext:value-type="float">
            <text:p>0.3763999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140005" calcext:value-type="float">
            <text:p>0.07140005</text:p>
          </table:table-cell>
          <table:table-cell office:value-type="float" office:value="0.2095001" calcext:value-type="float">
            <text:p>0.20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6179991" calcext:value-type="float">
            <text:p>0.0617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50002" calcext:value-type="float">
            <text:p>0.081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4535000801" calcext:value-type="float">
            <text:p>0.45350008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490006" calcext:value-type="float">
            <text:p>0.06490006</text:p>
          </table:table-cell>
          <table:table-cell office:value-type="float" office:value="0.2128001" calcext:value-type="float">
            <text:p>0.21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839996" calcext:value-type="float">
            <text:p>0.06839996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0001" calcext:value-type="float">
            <text:p>0.019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3892001301" calcext:value-type="float">
            <text:p>0.38920013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230005" calcext:value-type="float">
            <text:p>0.06230005</text:p>
          </table:table-cell>
          <table:table-cell office:value-type="float" office:value="0.1667001" calcext:value-type="float">
            <text:p>0.16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7429992" calcext:value-type="float">
            <text:p>0.0742999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9998" calcext:value-type="float">
            <text:p>0.012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34130005" calcext:value-type="float">
            <text:p>0.3413000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030005" calcext:value-type="float">
            <text:p>0.07030005</text:p>
          </table:table-cell>
          <table:table-cell office:value-type="float" office:value="0.1668001" calcext:value-type="float">
            <text:p>0.16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4649984" calcext:value-type="float">
            <text:p>0.0464998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32409999" calcext:value-type="float">
            <text:p>0.3240999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690007" calcext:value-type="float">
            <text:p>0.08690007</text:p>
          </table:table-cell>
          <table:table-cell office:value-type="float" office:value="0.1868001" calcext:value-type="float">
            <text:p>0.18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829964" calcext:value-type="float">
            <text:p>0.0482996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10001" calcext:value-type="float">
            <text:p>0.011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3555998201" calcext:value-type="float">
            <text:p>0.35559982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460005" calcext:value-type="float">
            <text:p>0.06460005</text:p>
          </table:table-cell>
          <table:table-cell office:value-type="float" office:value="0.1591001" calcext:value-type="float">
            <text:p>0.15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9029976" calcext:value-type="float">
            <text:p>0.0902997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34949992" calcext:value-type="float">
            <text:p>0.3494999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890001" calcext:value-type="float">
            <text:p>0.05890001</text:p>
          </table:table-cell>
          <table:table-cell office:value-type="float" office:value="0.1559" calcext:value-type="float">
            <text:p>0.1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709987" calcext:value-type="float">
            <text:p>0.0470998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3318998801" calcext:value-type="float">
            <text:p>0.33189988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950004" calcext:value-type="float">
            <text:p>0.06950004</text:p>
          </table:table-cell>
          <table:table-cell office:value-type="float" office:value="0.1489001" calcext:value-type="float">
            <text:p>0.1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241998" calcext:value-type="float">
            <text:p>0.1241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9999" calcext:value-type="float">
            <text:p>0.011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3764999299" calcext:value-type="float">
            <text:p>0.376499929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300003" calcext:value-type="float">
            <text:p>0.06300003</text:p>
          </table:table-cell>
          <table:table-cell office:value-type="float" office:value="0.1512" calcext:value-type="float">
            <text:p>0.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98998" calcext:value-type="float">
            <text:p>0.0798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3279998299" calcext:value-type="float">
            <text:p>0.327999829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030004" calcext:value-type="float">
            <text:p>0.07030004</text:p>
          </table:table-cell>
          <table:table-cell office:value-type="float" office:value="0.1609001" calcext:value-type="float">
            <text:p>0.16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00001" calcext:value-type="float">
            <text:p>0.0035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6629995" calcext:value-type="float">
            <text:p>0.0662999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999" calcext:value-type="float">
            <text:p>0.01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340900081" calcext:value-type="float">
            <text:p>0.34090008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590004" calcext:value-type="float">
            <text:p>0.06590004</text:p>
          </table:table-cell>
          <table:table-cell office:value-type="float" office:value="0.1613" calcext:value-type="float">
            <text:p>0.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549981" calcext:value-type="float">
            <text:p>0.0454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" calcext:value-type="float">
            <text:p>0.0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32789985" calcext:value-type="float">
            <text:p>0.3278998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370004" calcext:value-type="float">
            <text:p>0.08370004</text:p>
          </table:table-cell>
          <table:table-cell office:value-type="float" office:value="0.2836998" calcext:value-type="float">
            <text:p>0.283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1629001" calcext:value-type="float">
            <text:p>0.1629001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0003" calcext:value-type="float">
            <text:p>0.071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6338999699" calcext:value-type="float">
            <text:p>0.633899969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280008" calcext:value-type="float">
            <text:p>0.09280008</text:p>
          </table:table-cell>
          <table:table-cell office:value-type="float" office:value="0.2308" calcext:value-type="float">
            <text:p>0.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8080001" calcext:value-type="float">
            <text:p>0.0808000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0002" calcext:value-type="float">
            <text:p>0.04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48160011" calcext:value-type="float">
            <text:p>0.481600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230008" calcext:value-type="float">
            <text:p>0.08230008</text:p>
          </table:table-cell>
          <table:table-cell office:value-type="float" office:value="0.1616001" calcext:value-type="float">
            <text:p>0.161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2513003" calcext:value-type="float">
            <text:p>0.251300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0003" calcext:value-type="float">
            <text:p>0.0136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5330005099" calcext:value-type="float">
            <text:p>0.533000509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380008" calcext:value-type="float">
            <text:p>0.08380008</text:p>
          </table:table-cell>
          <table:table-cell office:value-type="float" office:value="0.1578" calcext:value-type="float">
            <text:p>0.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749983" calcext:value-type="float">
            <text:p>0.0474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0001" calcext:value-type="float">
            <text:p>0.01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33509992" calcext:value-type="float">
            <text:p>0.3350999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890002" calcext:value-type="float">
            <text:p>0.06890002</text:p>
          </table:table-cell>
          <table:table-cell office:value-type="float" office:value="0.1623001" calcext:value-type="float">
            <text:p>0.16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5019994" calcext:value-type="float">
            <text:p>0.0501999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7" calcext:value-type="float">
            <text:p>0.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42340006" calcext:value-type="float">
            <text:p>0.4234000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940003" calcext:value-type="float">
            <text:p>0.05940003</text:p>
          </table:table-cell>
          <table:table-cell office:value-type="float" office:value="0.1558001" calcext:value-type="float">
            <text:p>0.15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189971" calcext:value-type="float">
            <text:p>0.0418997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" calcext:value-type="float">
            <text:p>0.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31929984" calcext:value-type="float">
            <text:p>0.3192998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830007" calcext:value-type="float">
            <text:p>0.07830007</text:p>
          </table:table-cell>
          <table:table-cell office:value-type="float" office:value="0.1646001" calcext:value-type="float">
            <text:p>0.16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016997" calcext:value-type="float">
            <text:p>0.1016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0001" calcext:value-type="float">
            <text:p>0.055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4229998801" calcext:value-type="float">
            <text:p>0.422999880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23001" calcext:value-type="float">
            <text:p>0.1223001</text:p>
          </table:table-cell>
          <table:table-cell office:value-type="float" office:value="0.1746" calcext:value-type="float">
            <text:p>0.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00003" calcext:value-type="float">
            <text:p>0.0015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5529988" calcext:value-type="float">
            <text:p>0.0552998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" calcext:value-type="float">
            <text:p>0.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396099983" calcext:value-type="float">
            <text:p>0.39609998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600003" calcext:value-type="float">
            <text:p>0.06600003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399978" calcext:value-type="float">
            <text:p>0.0439997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9999" calcext:value-type="float">
            <text:p>0.01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3322998001" calcext:value-type="float">
            <text:p>0.332299800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8170011" calcext:value-type="float">
            <text:p>0.08170011</text:p>
          </table:table-cell>
          <table:table-cell office:value-type="float" office:value="0.1721001" calcext:value-type="float">
            <text:p>0.17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2953002" calcext:value-type="float">
            <text:p>0.295300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00002" calcext:value-type="float">
            <text:p>0.08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6664004299" calcext:value-type="float">
            <text:p>0.666400429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590007" calcext:value-type="float">
            <text:p>0.09590007</text:p>
          </table:table-cell>
          <table:table-cell office:value-type="float" office:value="0.2019001" calcext:value-type="float">
            <text:p>0.20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5019986" calcext:value-type="float">
            <text:p>0.0501998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3941000299" calcext:value-type="float">
            <text:p>0.394100029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510006" calcext:value-type="float">
            <text:p>0.07510006</text:p>
          </table:table-cell>
          <table:table-cell office:value-type="float" office:value="0.1696001" calcext:value-type="float">
            <text:p>0.16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569975" calcext:value-type="float">
            <text:p>0.0456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1" calcext:value-type="float">
            <text:p>0.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4097999099" calcext:value-type="float">
            <text:p>0.409799909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490003" calcext:value-type="float">
            <text:p>0.06490003</text:p>
          </table:table-cell>
          <table:table-cell office:value-type="float" office:value="0.1622" calcext:value-type="float">
            <text:p>0.1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582997" calcext:value-type="float">
            <text:p>0.1582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9998" calcext:value-type="float">
            <text:p>0.014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4248997099" calcext:value-type="float">
            <text:p>0.424899709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840007" calcext:value-type="float">
            <text:p>0.07840007</text:p>
          </table:table-cell>
          <table:table-cell office:value-type="float" office:value="0.1567" calcext:value-type="float">
            <text:p>0.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9996" calcext:value-type="float">
            <text:p>0.0119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5493000301" calcext:value-type="float">
            <text:p>0.54930003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280004" calcext:value-type="float">
            <text:p>0.06280004</text:p>
          </table:table-cell>
          <table:table-cell office:value-type="float" office:value="0.1455001" calcext:value-type="float">
            <text:p>0.14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6519981" calcext:value-type="float">
            <text:p>0.0651998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00007" calcext:value-type="float">
            <text:p>0.0078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3089999569" calcext:value-type="float">
            <text:p>0.308999956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460005" calcext:value-type="float">
            <text:p>0.08460005</text:p>
          </table:table-cell>
          <table:table-cell office:value-type="float" office:value="0.1541" calcext:value-type="float">
            <text:p>0.1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4449976" calcext:value-type="float">
            <text:p>0.0444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0002" calcext:value-type="float">
            <text:p>0.053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3641998301" calcext:value-type="float">
            <text:p>0.364199830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800003" calcext:value-type="float">
            <text:p>0.06800003</text:p>
          </table:table-cell>
          <table:table-cell office:value-type="float" office:value="0.1999" calcext:value-type="float">
            <text:p>0.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229999" calcext:value-type="float">
            <text:p>0.122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9" calcext:value-type="float">
            <text:p>0.01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4318999201" calcext:value-type="float">
            <text:p>0.43189992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393001" calcext:value-type="float">
            <text:p>0.1393001</text:p>
          </table:table-cell>
          <table:table-cell office:value-type="float" office:value="0.2986999" calcext:value-type="float">
            <text:p>0.298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236" calcext:value-type="float">
            <text:p>0.0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7400024" calcext:value-type="float">
            <text:p>0.07400024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29997" calcext:value-type="float">
            <text:p>0.0302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59610021" calcext:value-type="float">
            <text:p>0.596100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870004" calcext:value-type="float">
            <text:p>0.07870004</text:p>
          </table:table-cell>
          <table:table-cell office:value-type="float" office:value="0.2176001" calcext:value-type="float">
            <text:p>0.21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1138999" calcext:value-type="float">
            <text:p>0.113899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46940004" calcext:value-type="float">
            <text:p>0.4694000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2202" calcext:value-type="float">
            <text:p>0.2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359985" calcext:value-type="float">
            <text:p>0.0535998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4234998501" calcext:value-type="float">
            <text:p>0.423499850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400007" calcext:value-type="float">
            <text:p>0.07400007</text:p>
          </table:table-cell>
          <table:table-cell office:value-type="float" office:value="0.1619001" calcext:value-type="float">
            <text:p>0.16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5479982" calcext:value-type="float">
            <text:p>0.0547998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0001" calcext:value-type="float">
            <text:p>0.05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3796" calcext:value-type="float">
            <text:p>0.379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700005" calcext:value-type="float">
            <text:p>0.07700005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799999" calcext:value-type="float">
            <text:p>0.0799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0001" calcext:value-type="float">
            <text:p>0.01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36349996" calcext:value-type="float">
            <text:p>0.3634999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480006" calcext:value-type="float">
            <text:p>0.09480006</text:p>
          </table:table-cell>
          <table:table-cell office:value-type="float" office:value="0.2268001" calcext:value-type="float">
            <text:p>0.22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4579985" calcext:value-type="float">
            <text:p>0.0457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6" calcext:value-type="float">
            <text:p>0.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4405000099" calcext:value-type="float">
            <text:p>0.440500009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050004" calcext:value-type="float">
            <text:p>0.06050004</text:p>
          </table:table-cell>
          <table:table-cell office:value-type="float" office:value="0.1680001" calcext:value-type="float">
            <text:p>0.1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2371003" calcext:value-type="float">
            <text:p>0.2371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6" calcext:value-type="float">
            <text:p>0.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5894004401" calcext:value-type="float">
            <text:p>0.589400440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6600003" calcext:value-type="float">
            <text:p>0.06600003</text:p>
          </table:table-cell>
          <table:table-cell office:value-type="float" office:value="0.1475001" calcext:value-type="float">
            <text:p>0.14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2826002" calcext:value-type="float">
            <text:p>0.282600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9998" calcext:value-type="float">
            <text:p>0.010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53050031" calcext:value-type="float">
            <text:p>0.5305003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240005" calcext:value-type="float">
            <text:p>0.07240005</text:p>
          </table:table-cell>
          <table:table-cell office:value-type="float" office:value="0.1564001" calcext:value-type="float">
            <text:p>0.15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4219982" calcext:value-type="float">
            <text:p>0.0421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9998" calcext:value-type="float">
            <text:p>0.012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3068999501" calcext:value-type="float">
            <text:p>0.30689995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110001" calcext:value-type="float">
            <text:p>0.06110001</text:p>
          </table:table-cell>
          <table:table-cell office:value-type="float" office:value="0.1524" calcext:value-type="float">
            <text:p>0.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039975" calcext:value-type="float">
            <text:p>0.04039975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5" calcext:value-type="float">
            <text:p>0.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34049976" calcext:value-type="float">
            <text:p>0.3404997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140003" calcext:value-type="float">
            <text:p>0.06140003</text:p>
          </table:table-cell>
          <table:table-cell office:value-type="float" office:value="0.1444001" calcext:value-type="float">
            <text:p>0.14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5459971" calcext:value-type="float">
            <text:p>0.0545997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41059984" calcext:value-type="float">
            <text:p>0.4105998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500004" calcext:value-type="float">
            <text:p>0.06500004</text:p>
          </table:table-cell>
          <table:table-cell office:value-type="float" office:value="0.1672001" calcext:value-type="float">
            <text:p>0.16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739981" calcext:value-type="float">
            <text:p>0.0473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2" calcext:value-type="float">
            <text:p>0.011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3140999702" calcext:value-type="float">
            <text:p>0.314099970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6850003" calcext:value-type="float">
            <text:p>0.06850003</text:p>
          </table:table-cell>
          <table:table-cell office:value-type="float" office:value="0.1522" calcext:value-type="float">
            <text:p>0.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096998" calcext:value-type="float">
            <text:p>0.1096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0006" calcext:value-type="float">
            <text:p>0.0067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363699836" calcext:value-type="float">
            <text:p>0.36369983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860004" calcext:value-type="float">
            <text:p>0.05860004</text:p>
          </table:table-cell>
          <table:table-cell office:value-type="float" office:value="0.1497001" calcext:value-type="float">
            <text:p>0.14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6069971" calcext:value-type="float">
            <text:p>0.06069971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1" calcext:value-type="float">
            <text:p>0.0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3076998599" calcext:value-type="float">
            <text:p>0.307699859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7240004" calcext:value-type="float">
            <text:p>0.07240004</text:p>
          </table:table-cell>
          <table:table-cell office:value-type="float" office:value="0.1609001" calcext:value-type="float">
            <text:p>0.16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539991" calcext:value-type="float">
            <text:p>0.07539991</text:p>
          </table:table-cell>
          <table:table-cell office:value-type="float" office:value="0.0085" calcext:value-type="float">
            <text:p>0.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9999" calcext:value-type="float">
            <text:p>0.01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3565000401" calcext:value-type="float">
            <text:p>0.356500040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190003" calcext:value-type="float">
            <text:p>0.06190003</text:p>
          </table:table-cell>
          <table:table-cell office:value-type="float" office:value="0.1526001" calcext:value-type="float">
            <text:p>0.15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579993" calcext:value-type="float">
            <text:p>0.0457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" calcext:value-type="float">
            <text:p>0.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30940006" calcext:value-type="float">
            <text:p>0.3094000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490007" calcext:value-type="float">
            <text:p>0.07490007</text:p>
          </table:table-cell>
          <table:table-cell office:value-type="float" office:value="0.2144001" calcext:value-type="float">
            <text:p>0.21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819982" calcext:value-type="float">
            <text:p>0.0481998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9999" calcext:value-type="float">
            <text:p>0.04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40589998" calcext:value-type="float">
            <text:p>0.4058999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7940006" calcext:value-type="float">
            <text:p>0.07940006</text:p>
          </table:table-cell>
          <table:table-cell office:value-type="float" office:value="0.2036001" calcext:value-type="float">
            <text:p>0.20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5009975" calcext:value-type="float">
            <text:p>0.0500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60002" calcext:value-type="float">
            <text:p>0.076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4374999301" calcext:value-type="float">
            <text:p>0.43749993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560006" calcext:value-type="float">
            <text:p>0.06560006</text:p>
          </table:table-cell>
          <table:table-cell office:value-type="float" office:value="0.2130001" calcext:value-type="float">
            <text:p>0.21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499993" calcext:value-type="float">
            <text:p>0.04499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0001" calcext:value-type="float">
            <text:p>0.02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3770001" calcext:value-type="float">
            <text:p>0.37700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480007" calcext:value-type="float">
            <text:p>0.07480007</text:p>
          </table:table-cell>
          <table:table-cell office:value-type="float" office:value="0.1606001" calcext:value-type="float">
            <text:p>0.16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41999" calcext:value-type="float">
            <text:p>0.1041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0002" calcext:value-type="float">
            <text:p>0.010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3747000899" calcext:value-type="float">
            <text:p>0.374700089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000005" calcext:value-type="float">
            <text:p>0.07000005</text:p>
          </table:table-cell>
          <table:table-cell office:value-type="float" office:value="0.1508" calcext:value-type="float">
            <text:p>0.1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619988" calcext:value-type="float">
            <text:p>0.0761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3321999302" calcext:value-type="float">
            <text:p>0.332199930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370003" calcext:value-type="float">
            <text:p>0.06370003</text:p>
          </table:table-cell>
          <table:table-cell office:value-type="float" office:value="0.1524001" calcext:value-type="float">
            <text:p>0.15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719987" calcext:value-type="float">
            <text:p>0.0471998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3093" calcext:value-type="float">
            <text:p>0.309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600003" calcext:value-type="float">
            <text:p>0.06600003</text:p>
          </table:table-cell>
          <table:table-cell office:value-type="float" office:value="0.1547" calcext:value-type="float">
            <text:p>0.1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099966" calcext:value-type="float">
            <text:p>0.0409996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60002" calcext:value-type="float">
            <text:p>0.084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36909971" calcext:value-type="float">
            <text:p>0.3690997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6160003" calcext:value-type="float">
            <text:p>0.06160003</text:p>
          </table:table-cell>
          <table:table-cell office:value-type="float" office:value="0.1448001" calcext:value-type="float">
            <text:p>0.14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380997" calcext:value-type="float">
            <text:p>0.1380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4" calcext:value-type="float">
            <text:p>0.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39709983" calcext:value-type="float">
            <text:p>0.3970998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7190004" calcext:value-type="float">
            <text:p>0.07190004</text:p>
          </table:table-cell>
          <table:table-cell office:value-type="float" office:value="0.2187001" calcext:value-type="float">
            <text:p>0.21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5979985" calcext:value-type="float">
            <text:p>0.0597998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99994" calcext:value-type="float">
            <text:p>0.0074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388099984" calcext:value-type="float">
            <text:p>0.38809998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6630006" calcext:value-type="float">
            <text:p>0.06630006</text:p>
          </table:table-cell>
          <table:table-cell office:value-type="float" office:value="0.1851001" calcext:value-type="float">
            <text:p>0.18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8709995" calcext:value-type="float">
            <text:p>0.0870999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3" calcext:value-type="float">
            <text:p>0.014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37820014" calcext:value-type="float">
            <text:p>0.3782001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6740004" calcext:value-type="float">
            <text:p>0.06740004</text:p>
          </table:table-cell>
          <table:table-cell office:value-type="float" office:value="0.1661" calcext:value-type="float">
            <text:p>0.1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949999" calcext:value-type="float">
            <text:p>0.09949999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99982" calcext:value-type="float">
            <text:p>0.0072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3639000121" calcext:value-type="float">
            <text:p>0.363900012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660005" calcext:value-type="float">
            <text:p>0.06660005</text:p>
          </table:table-cell>
          <table:table-cell office:value-type="float" office:value="0.1536001" calcext:value-type="float">
            <text:p>0.15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6109998" calcext:value-type="float">
            <text:p>0.0610999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31800013" calcext:value-type="float">
            <text:p>0.3180001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6840005" calcext:value-type="float">
            <text:p>0.06840005</text:p>
          </table:table-cell>
          <table:table-cell office:value-type="float" office:value="0.1547001" calcext:value-type="float">
            <text:p>0.15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6759996" calcext:value-type="float">
            <text:p>0.0675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0001" calcext:value-type="float">
            <text:p>0.01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32820012" calcext:value-type="float">
            <text:p>0.3282001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920005" calcext:value-type="float">
            <text:p>0.06920005</text:p>
          </table:table-cell>
          <table:table-cell office:value-type="float" office:value="0.1628001" calcext:value-type="float">
            <text:p>0.16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" calcext:value-type="float">
            <text:p>0.0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39340015" calcext:value-type="float">
            <text:p>0.3934001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840005" calcext:value-type="float">
            <text:p>0.06840005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699996" calcext:value-type="float">
            <text:p>0.04699996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9999" calcext:value-type="float">
            <text:p>0.012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3138000001" calcext:value-type="float">
            <text:p>0.313800000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400005" calcext:value-type="float">
            <text:p>0.07400005</text:p>
          </table:table-cell>
          <table:table-cell office:value-type="float" office:value="0.1724" calcext:value-type="float">
            <text:p>0.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9089984" calcext:value-type="float">
            <text:p>0.09089984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9999" calcext:value-type="float">
            <text:p>0.01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37639988" calcext:value-type="float">
            <text:p>0.3763998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940003" calcext:value-type="float">
            <text:p>0.05940003</text:p>
          </table:table-cell>
          <table:table-cell office:value-type="float" office:value="0.1676001" calcext:value-type="float">
            <text:p>0.16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63998" calcext:value-type="float">
            <text:p>0.0463998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8" calcext:value-type="float">
            <text:p>0.017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3143999099" calcext:value-type="float">
            <text:p>0.314399909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420002" calcext:value-type="float">
            <text:p>0.06420002</text:p>
          </table:table-cell>
          <table:table-cell office:value-type="float" office:value="0.1647" calcext:value-type="float">
            <text:p>0.1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177997" calcext:value-type="float">
            <text:p>0.1177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998" calcext:value-type="float">
            <text:p>0.010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3802997" calcext:value-type="float">
            <text:p>0.380299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420006" calcext:value-type="float">
            <text:p>0.06420006</text:p>
          </table:table-cell>
          <table:table-cell office:value-type="float" office:value="0.1526001" calcext:value-type="float">
            <text:p>0.15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4959974" calcext:value-type="float">
            <text:p>0.0495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00007" calcext:value-type="float">
            <text:p>0.0067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296999907" calcext:value-type="float">
            <text:p>0.29699990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740006" calcext:value-type="float">
            <text:p>0.07740006</text:p>
          </table:table-cell>
          <table:table-cell office:value-type="float" office:value="0.1979001" calcext:value-type="float">
            <text:p>0.19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366999" calcext:value-type="float">
            <text:p>0.1366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9999" calcext:value-type="float">
            <text:p>0.022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4628000501" calcext:value-type="float">
            <text:p>0.462800050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210002" calcext:value-type="float">
            <text:p>0.2210002</text:p>
          </table:table-cell>
          <table:table-cell office:value-type="float" office:value="0.3514998" calcext:value-type="float">
            <text:p>0.351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2595003" calcext:value-type="float">
            <text:p>0.259500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0001" calcext:value-type="float">
            <text:p>0.01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89180031" calcext:value-type="float">
            <text:p>0.8918003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940006" calcext:value-type="float">
            <text:p>0.06940006</text:p>
          </table:table-cell>
          <table:table-cell office:value-type="float" office:value="0.1630001" calcext:value-type="float">
            <text:p>0.16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599968" calcext:value-type="float">
            <text:p>0.0459996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" calcext:value-type="float">
            <text:p>0.0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33319984" calcext:value-type="float">
            <text:p>0.3331998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6750005" calcext:value-type="float">
            <text:p>0.06750005</text:p>
          </table:table-cell>
          <table:table-cell office:value-type="float" office:value="0.1620001" calcext:value-type="float">
            <text:p>0.1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18999" calcext:value-type="float">
            <text:p>0.1018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982" calcext:value-type="float">
            <text:p>0.0067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361300032" calcext:value-type="float">
            <text:p>0.36130003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6530003" calcext:value-type="float">
            <text:p>0.06530003</text:p>
          </table:table-cell>
          <table:table-cell office:value-type="float" office:value="0.1528001" calcext:value-type="float">
            <text:p>0.15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7309983" calcext:value-type="float">
            <text:p>0.0730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9998" calcext:value-type="float">
            <text:p>0.012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32679994" calcext:value-type="float">
            <text:p>0.3267999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210002" calcext:value-type="float">
            <text:p>0.06210002</text:p>
          </table:table-cell>
          <table:table-cell office:value-type="float" office:value="0.1592001" calcext:value-type="float">
            <text:p>0.15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8599985" calcext:value-type="float">
            <text:p>0.0859998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9998" calcext:value-type="float">
            <text:p>0.012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3447999501" calcext:value-type="float">
            <text:p>0.344799950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6840004" calcext:value-type="float">
            <text:p>0.06840004</text:p>
          </table:table-cell>
          <table:table-cell office:value-type="float" office:value="0.1672" calcext:value-type="float">
            <text:p>0.1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099997" calcext:value-type="float">
            <text:p>0.0509999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9" calcext:value-type="float">
            <text:p>0.01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3269" calcext:value-type="float">
            <text:p>0.326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6750002" calcext:value-type="float">
            <text:p>0.06750002</text:p>
          </table:table-cell>
          <table:table-cell office:value-type="float" office:value="0.1564001" calcext:value-type="float">
            <text:p>0.15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059982" calcext:value-type="float">
            <text:p>0.0405998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" calcext:value-type="float">
            <text:p>0.1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40839994" calcext:value-type="float">
            <text:p>0.4083999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580005" calcext:value-type="float">
            <text:p>0.07580005</text:p>
          </table:table-cell>
          <table:table-cell office:value-type="float" office:value="0.1644" calcext:value-type="float">
            <text:p>0.1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4249967" calcext:value-type="float">
            <text:p>0.0424996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4096997199" calcext:value-type="float">
            <text:p>0.40969971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6390002" calcext:value-type="float">
            <text:p>0.06390002</text:p>
          </table:table-cell>
          <table:table-cell office:value-type="float" office:value="0.1532" calcext:value-type="float">
            <text:p>0.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4219979" calcext:value-type="float">
            <text:p>0.0421997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3" calcext:value-type="float">
            <text:p>0.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4023998099" calcext:value-type="float">
            <text:p>0.402399809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6500002" calcext:value-type="float">
            <text:p>0.06500002</text:p>
          </table:table-cell>
          <table:table-cell office:value-type="float" office:value="0.1723" calcext:value-type="float">
            <text:p>0.1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9369991" calcext:value-type="float">
            <text:p>0.0936999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00006" calcext:value-type="float">
            <text:p>0.0057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364499936" calcext:value-type="float">
            <text:p>0.36449993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680006" calcext:value-type="float">
            <text:p>0.07680006</text:p>
          </table:table-cell>
          <table:table-cell office:value-type="float" office:value="0.2251001" calcext:value-type="float">
            <text:p>0.22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6049993" calcext:value-type="float">
            <text:p>0.06049993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3" calcext:value-type="float">
            <text:p>0.0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47230009" calcext:value-type="float">
            <text:p>0.4723000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020007" calcext:value-type="float">
            <text:p>0.08020007</text:p>
          </table:table-cell>
          <table:table-cell office:value-type="float" office:value="0.1474001" calcext:value-type="float">
            <text:p>0.14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78" calcext:value-type="float">
            <text:p>0.0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6449977" calcext:value-type="float">
            <text:p>0.0644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999" calcext:value-type="float">
            <text:p>0.01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3365999299" calcext:value-type="float">
            <text:p>0.336599929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250003" calcext:value-type="float">
            <text:p>0.06250003</text:p>
          </table:table-cell>
          <table:table-cell office:value-type="float" office:value="0.1535001" calcext:value-type="float">
            <text:p>0.15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7709969" calcext:value-type="float">
            <text:p>0.0770996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32709982" calcext:value-type="float">
            <text:p>0.3270998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500004" calcext:value-type="float">
            <text:p>0.06500004</text:p>
          </table:table-cell>
          <table:table-cell office:value-type="float" office:value="0.1448001" calcext:value-type="float">
            <text:p>0.14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999978" calcext:value-type="float">
            <text:p>0.0399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0002" calcext:value-type="float">
            <text:p>0.044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31609994" calcext:value-type="float">
            <text:p>0.3160999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770004" calcext:value-type="float">
            <text:p>0.06770004</text:p>
          </table:table-cell>
          <table:table-cell office:value-type="float" office:value="0.1524001" calcext:value-type="float">
            <text:p>0.15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829971" calcext:value-type="float">
            <text:p>0.0382997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2" calcext:value-type="float">
            <text:p>0.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37059985" calcext:value-type="float">
            <text:p>0.3705998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560005" calcext:value-type="float">
            <text:p>0.06560005</text:p>
          </table:table-cell>
          <table:table-cell office:value-type="float" office:value="0.1351" calcext:value-type="float">
            <text:p>0.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558996" calcext:value-type="float">
            <text:p>0.155899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50002" calcext:value-type="float">
            <text:p>0.011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38969967" calcext:value-type="float">
            <text:p>0.3896996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720004" calcext:value-type="float">
            <text:p>0.05720004</text:p>
          </table:table-cell>
          <table:table-cell office:value-type="float" office:value="0.1328" calcext:value-type="float">
            <text:p>0.1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5349982" calcext:value-type="float">
            <text:p>0.05349982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28049986" calcext:value-type="float">
            <text:p>0.2804998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6290006" calcext:value-type="float">
            <text:p>0.06290006</text:p>
          </table:table-cell>
          <table:table-cell office:value-type="float" office:value="0.1529001" calcext:value-type="float">
            <text:p>0.15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009983" calcext:value-type="float">
            <text:p>0.0400998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99999" calcext:value-type="float">
            <text:p>0.09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3693999799" calcext:value-type="float">
            <text:p>0.369399979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080005" calcext:value-type="float">
            <text:p>0.06080005</text:p>
          </table:table-cell>
          <table:table-cell office:value-type="float" office:value="0.1511" calcext:value-type="float">
            <text:p>0.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97998" calcext:value-type="float">
            <text:p>0.0397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99999" calcext:value-type="float">
            <text:p>0.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3438998399" calcext:value-type="float">
            <text:p>0.343899839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5660003" calcext:value-type="float">
            <text:p>0.05660003</text:p>
          </table:table-cell>
          <table:table-cell office:value-type="float" office:value="0.1471001" calcext:value-type="float">
            <text:p>0.14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28999" calcext:value-type="float">
            <text:p>0.042899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2" calcext:value-type="float">
            <text:p>0.0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3518000301" calcext:value-type="float">
            <text:p>0.35180003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5670004" calcext:value-type="float">
            <text:p>0.05670004</text:p>
          </table:table-cell>
          <table:table-cell office:value-type="float" office:value="0.1558001" calcext:value-type="float">
            <text:p>0.15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4069978" calcext:value-type="float">
            <text:p>0.0406997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7" calcext:value-type="float">
            <text:p>0.0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3634999201" calcext:value-type="float">
            <text:p>0.363499920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730002" calcext:value-type="float">
            <text:p>0.05730002</text:p>
          </table:table-cell>
          <table:table-cell office:value-type="float" office:value="0.1366001" calcext:value-type="float">
            <text:p>0.13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842997" calcext:value-type="float">
            <text:p>0.1842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" calcext:value-type="float">
            <text:p>0.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41049982" calcext:value-type="float">
            <text:p>0.4104998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030004" calcext:value-type="float">
            <text:p>0.06030004</text:p>
          </table:table-cell>
          <table:table-cell office:value-type="float" office:value="0.1456" calcext:value-type="float">
            <text:p>0.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5009985" calcext:value-type="float">
            <text:p>0.05009985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9" calcext:value-type="float">
            <text:p>0.01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29339988" calcext:value-type="float">
            <text:p>0.29339988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6530005" calcext:value-type="float">
            <text:p>0.06530005</text:p>
          </table:table-cell>
          <table:table-cell office:value-type="float" office:value="0.1567001" calcext:value-type="float">
            <text:p>0.15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8819973" calcext:value-type="float">
            <text:p>0.0881997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00007" calcext:value-type="float">
            <text:p>0.0077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341499887" calcext:value-type="float">
            <text:p>0.34149988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640003" calcext:value-type="float">
            <text:p>0.05640003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529979" calcext:value-type="float">
            <text:p>0.0952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0001" calcext:value-type="float">
            <text:p>0.01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32169983" calcext:value-type="float">
            <text:p>0.3216998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6090001" calcext:value-type="float">
            <text:p>0.06090001</text:p>
          </table:table-cell>
          <table:table-cell office:value-type="float" office:value="0.1466" calcext:value-type="float">
            <text:p>0.1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069985" calcext:value-type="float">
            <text:p>0.0506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00001" calcext:value-type="float">
            <text:p>0.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288999861" calcext:value-type="float">
            <text:p>0.28899986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340006" calcext:value-type="float">
            <text:p>0.06340006</text:p>
          </table:table-cell>
          <table:table-cell office:value-type="float" office:value="0.1601001" calcext:value-type="float">
            <text:p>0.16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899971" calcext:value-type="float">
            <text:p>0.0789997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0001" calcext:value-type="float">
            <text:p>0.01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33609988" calcext:value-type="float">
            <text:p>0.3360998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750002" calcext:value-type="float">
            <text:p>0.05750002</text:p>
          </table:table-cell>
          <table:table-cell office:value-type="float" office:value="0.1480001" calcext:value-type="float">
            <text:p>0.1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5779974" calcext:value-type="float">
            <text:p>0.0577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" calcext:value-type="float">
            <text:p>0.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31589986" calcext:value-type="float">
            <text:p>0.3158998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960004" calcext:value-type="float">
            <text:p>0.05960004</text:p>
          </table:table-cell>
          <table:table-cell office:value-type="float" office:value="0.1622" calcext:value-type="float">
            <text:p>0.1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9859974" calcext:value-type="float">
            <text:p>0.09859974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0001" calcext:value-type="float">
            <text:p>0.012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3546997899" calcext:value-type="float">
            <text:p>0.354699789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5780005" calcext:value-type="float">
            <text:p>0.05780005</text:p>
          </table:table-cell>
          <table:table-cell office:value-type="float" office:value="0.1395001" calcext:value-type="float">
            <text:p>0.13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5949976" calcext:value-type="float">
            <text:p>0.05949976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2967999099" calcext:value-type="float">
            <text:p>0.296799909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300005" calcext:value-type="float">
            <text:p>0.06300005</text:p>
          </table:table-cell>
          <table:table-cell office:value-type="float" office:value="0.1572001" calcext:value-type="float">
            <text:p>0.15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7839977" calcext:value-type="float">
            <text:p>0.0783997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9998" calcext:value-type="float">
            <text:p>0.022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3432999" calcext:value-type="float">
            <text:p>0.343299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6010003" calcext:value-type="float">
            <text:p>0.06010003</text:p>
          </table:table-cell>
          <table:table-cell office:value-type="float" office:value="0.1596001" calcext:value-type="float">
            <text:p>0.15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5659979" calcext:value-type="float">
            <text:p>0.0565997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9998" calcext:value-type="float">
            <text:p>0.01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3098998999" calcext:value-type="float">
            <text:p>0.309899899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6420004" calcext:value-type="float">
            <text:p>0.06420004</text:p>
          </table:table-cell>
          <table:table-cell office:value-type="float" office:value="0.1788" calcext:value-type="float">
            <text:p>0.1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6239989" calcext:value-type="float">
            <text:p>0.0623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29999" calcext:value-type="float">
            <text:p>0.014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34339992" calcext:value-type="float">
            <text:p>0.3433999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5610004" calcext:value-type="float">
            <text:p>0.05610004</text:p>
          </table:table-cell>
          <table:table-cell office:value-type="float" office:value="0.1391001" calcext:value-type="float">
            <text:p>0.13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162998" calcext:value-type="float">
            <text:p>0.116299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3483999401" calcext:value-type="float">
            <text:p>0.348399940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940003" calcext:value-type="float">
            <text:p>0.05940003</text:p>
          </table:table-cell>
          <table:table-cell office:value-type="float" office:value="0.1371001" calcext:value-type="float">
            <text:p>0.13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837997" calcext:value-type="float">
            <text:p>0.0837997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994" calcext:value-type="float">
            <text:p>0.0067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3090998239" calcext:value-type="float">
            <text:p>0.309099823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6520002" calcext:value-type="float">
            <text:p>0.06520002</text:p>
          </table:table-cell>
          <table:table-cell office:value-type="float" office:value="0.1397001" calcext:value-type="float">
            <text:p>0.13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329975" calcext:value-type="float">
            <text:p>0.0532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29609987" calcext:value-type="float">
            <text:p>0.296099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6030001" calcext:value-type="float">
            <text:p>0.06030001</text:p>
          </table:table-cell>
          <table:table-cell office:value-type="float" office:value="0.1541" calcext:value-type="float">
            <text:p>0.1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9839968" calcext:value-type="float">
            <text:p>0.0983996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00006" calcext:value-type="float">
            <text:p>0.0061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341899696" calcext:value-type="float">
            <text:p>0.34189969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280003" calcext:value-type="float">
            <text:p>0.06280003</text:p>
          </table:table-cell>
          <table:table-cell office:value-type="float" office:value="0.1483" calcext:value-type="float">
            <text:p>0.1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6659974" calcext:value-type="float">
            <text:p>0.0665997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39999" calcext:value-type="float">
            <text:p>0.01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3094997601" calcext:value-type="float">
            <text:p>0.309499760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910002" calcext:value-type="float">
            <text:p>0.05910002</text:p>
          </table:table-cell>
          <table:table-cell office:value-type="float" office:value="0.1429001" calcext:value-type="float">
            <text:p>0.14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6569988" calcext:value-type="float">
            <text:p>0.0656998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2978" calcext:value-type="float">
            <text:p>0.297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670005" calcext:value-type="float">
            <text:p>0.06670005</text:p>
          </table:table-cell>
          <table:table-cell office:value-type="float" office:value="0.1463001" calcext:value-type="float">
            <text:p>0.14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219993" calcext:value-type="float">
            <text:p>0.0421999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80001" calcext:value-type="float">
            <text:p>0.05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3357000899" calcext:value-type="float">
            <text:p>0.335700089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760002" calcext:value-type="float">
            <text:p>0.05760002</text:p>
          </table:table-cell>
          <table:table-cell office:value-type="float" office:value="0.1359001" calcext:value-type="float">
            <text:p>0.13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33997" calcext:value-type="float">
            <text:p>0.0933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1" calcext:value-type="float">
            <text:p>0.02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3283998299" calcext:value-type="float">
            <text:p>0.328399829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520005" calcext:value-type="float">
            <text:p>0.06520005</text:p>
          </table:table-cell>
          <table:table-cell office:value-type="float" office:value="0.1374" calcext:value-type="float">
            <text:p>0.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5729977" calcext:value-type="float">
            <text:p>0.0572997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2933998199" calcext:value-type="float">
            <text:p>0.293399819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890003" calcext:value-type="float">
            <text:p>0.05890003</text:p>
          </table:table-cell>
          <table:table-cell office:value-type="float" office:value="0.1518001" calcext:value-type="float">
            <text:p>0.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869983" calcext:value-type="float">
            <text:p>0.0386998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0001" calcext:value-type="float">
            <text:p>0.070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34169997" calcext:value-type="float">
            <text:p>0.3416999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6190005" calcext:value-type="float">
            <text:p>0.06190005</text:p>
          </table:table-cell>
          <table:table-cell office:value-type="float" office:value="0.1444" calcext:value-type="float">
            <text:p>0.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206998" calcext:value-type="float">
            <text:p>0.1206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9998" calcext:value-type="float">
            <text:p>0.01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3637998299" calcext:value-type="float">
            <text:p>0.363799829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6200003" calcext:value-type="float">
            <text:p>0.06200003</text:p>
          </table:table-cell>
          <table:table-cell office:value-type="float" office:value="0.1466001" calcext:value-type="float">
            <text:p>0.14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5549972" calcext:value-type="float">
            <text:p>0.0554997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3026998499" calcext:value-type="float">
            <text:p>0.302699849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960002" calcext:value-type="float">
            <text:p>0.05960002</text:p>
          </table:table-cell>
          <table:table-cell office:value-type="float" office:value="0.1431001" calcext:value-type="float">
            <text:p>0.14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183997" calcext:value-type="float">
            <text:p>0.1183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" calcext:value-type="float">
            <text:p>0.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3549998199" calcext:value-type="float">
            <text:p>0.354999819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7310005" calcext:value-type="float">
            <text:p>0.07310005</text:p>
          </table:table-cell>
          <table:table-cell office:value-type="float" office:value="0.1350001" calcext:value-type="float">
            <text:p>0.13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473998" calcext:value-type="float">
            <text:p>0.0473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9999" calcext:value-type="float">
            <text:p>0.01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2884999399" calcext:value-type="float">
            <text:p>0.2884999399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6540003" calcext:value-type="float">
            <text:p>0.06540003</text:p>
          </table:table-cell>
          <table:table-cell office:value-type="float" office:value="0.1342001" calcext:value-type="float">
            <text:p>0.13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7999981" calcext:value-type="float">
            <text:p>0.0799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0002" calcext:value-type="float">
            <text:p>0.010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3111999601" calcext:value-type="float">
            <text:p>0.311199960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620003" calcext:value-type="float">
            <text:p>0.05620003</text:p>
          </table:table-cell>
          <table:table-cell office:value-type="float" office:value="0.1309" calcext:value-type="float">
            <text:p>0.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609977" calcext:value-type="float">
            <text:p>0.0660997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" calcext:value-type="float">
            <text:p>0.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2853998001" calcext:value-type="float">
            <text:p>0.285399800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6660004" calcext:value-type="float">
            <text:p>0.06660004</text:p>
          </table:table-cell>
          <table:table-cell office:value-type="float" office:value="0.1439" calcext:value-type="float">
            <text:p>0.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739986" calcext:value-type="float">
            <text:p>0.0473998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0001" calcext:value-type="float">
            <text:p>0.013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29409991" calcext:value-type="float">
            <text:p>0.2940999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530001" calcext:value-type="float">
            <text:p>0.05530001</text:p>
          </table:table-cell>
          <table:table-cell office:value-type="float" office:value="0.1466001" calcext:value-type="float">
            <text:p>0.14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919974" calcext:value-type="float">
            <text:p>0.0391997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19999" calcext:value-type="float">
            <text:p>0.078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34129984" calcext:value-type="float">
            <text:p>0.3412998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930004" calcext:value-type="float">
            <text:p>0.05930004</text:p>
          </table:table-cell>
          <table:table-cell office:value-type="float" office:value="0.1522001" calcext:value-type="float">
            <text:p>0.15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109981" calcext:value-type="float">
            <text:p>0.0410998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39998" calcext:value-type="float">
            <text:p>0.099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37429993" calcext:value-type="float">
            <text:p>0.3742999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540004" calcext:value-type="float">
            <text:p>0.05540004</text:p>
          </table:table-cell>
          <table:table-cell office:value-type="float" office:value="0.1503001" calcext:value-type="float">
            <text:p>0.1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809967" calcext:value-type="float">
            <text:p>0.0380996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10002" calcext:value-type="float">
            <text:p>0.074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3401998299" calcext:value-type="float">
            <text:p>0.340199829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6490006" calcext:value-type="float">
            <text:p>0.06490006</text:p>
          </table:table-cell>
          <table:table-cell office:value-type="float" office:value="0.1555001" calcext:value-type="float">
            <text:p>0.155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029979" calcext:value-type="float">
            <text:p>0.0402997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70001" calcext:value-type="float">
            <text:p>0.091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37449996" calcext:value-type="float">
            <text:p>0.3744999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920005" calcext:value-type="float">
            <text:p>0.05920005</text:p>
          </table:table-cell>
          <table:table-cell office:value-type="float" office:value="0.1499001" calcext:value-type="float">
            <text:p>0.14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380997" calcext:value-type="float">
            <text:p>0.0380997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00001" calcext:value-type="float">
            <text:p>0.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3440998602" calcext:value-type="float">
            <text:p>0.344099860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5560004" calcext:value-type="float">
            <text:p>0.05560004</text:p>
          </table:table-cell>
          <table:table-cell office:value-type="float" office:value="0.1482" calcext:value-type="float">
            <text:p>0.1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779977" calcext:value-type="float">
            <text:p>0.0377997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10002" calcext:value-type="float">
            <text:p>0.098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3616998301" calcext:value-type="float">
            <text:p>0.361699830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400006" calcext:value-type="float">
            <text:p>0.06400006</text:p>
          </table:table-cell>
          <table:table-cell office:value-type="float" office:value="0.1515001" calcext:value-type="float">
            <text:p>0.15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759968" calcext:value-type="float">
            <text:p>0.0375996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9999" calcext:value-type="float">
            <text:p>0.07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3488998301" calcext:value-type="float">
            <text:p>0.348899830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6480005" calcext:value-type="float">
            <text:p>0.06480005</text:p>
          </table:table-cell>
          <table:table-cell office:value-type="float" office:value="0.1514" calcext:value-type="float">
            <text:p>0.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3879965" calcext:value-type="float">
            <text:p>0.03879965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79998" calcext:value-type="float">
            <text:p>0.074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3503996799" calcext:value-type="float">
            <text:p>0.350399679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330004" calcext:value-type="float">
            <text:p>0.06330004</text:p>
          </table:table-cell>
          <table:table-cell office:value-type="float" office:value="0.1443001" calcext:value-type="float">
            <text:p>0.14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9999" calcext:value-type="float">
            <text:p>0.0005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3759972" calcext:value-type="float">
            <text:p>0.03759972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29999" calcext:value-type="float">
            <text:p>0.09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3627998499" calcext:value-type="float">
            <text:p>0.362799849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320003" calcext:value-type="float">
            <text:p>0.06320003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3769967" calcext:value-type="float">
            <text:p>0.0376996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19999" calcext:value-type="float">
            <text:p>0.091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3604996901" calcext:value-type="float">
            <text:p>0.360499690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5800004" calcext:value-type="float">
            <text:p>0.05800004</text:p>
          </table:table-cell>
          <table:table-cell office:value-type="float" office:value="0.1502001" calcext:value-type="float">
            <text:p>0.15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3829968" calcext:value-type="float">
            <text:p>0.0382996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" calcext:value-type="float">
            <text:p>0.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34729982" calcext:value-type="float">
            <text:p>0.3472998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850003" calcext:value-type="float">
            <text:p>0.05850003</text:p>
          </table:table-cell>
          <table:table-cell office:value-type="float" office:value="0.1472001" calcext:value-type="float">
            <text:p>0.14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4629976" calcext:value-type="float">
            <text:p>0.0462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10001" calcext:value-type="float">
            <text:p>0.08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3601999" calcext:value-type="float">
            <text:p>0.360199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620005" calcext:value-type="float">
            <text:p>0.06620005</text:p>
          </table:table-cell>
          <table:table-cell office:value-type="float" office:value="0.1514001" calcext:value-type="float">
            <text:p>0.15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4049981" calcext:value-type="float">
            <text:p>0.0404998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69999" calcext:value-type="float">
            <text:p>0.075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3545999501" calcext:value-type="float">
            <text:p>0.354599950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550006" calcext:value-type="float">
            <text:p>0.06550006</text:p>
          </table:table-cell>
          <table:table-cell office:value-type="float" office:value="0.1537" calcext:value-type="float">
            <text:p>0.1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4519977" calcext:value-type="float">
            <text:p>0.0451997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80001" calcext:value-type="float">
            <text:p>0.08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36909984" calcext:value-type="float">
            <text:p>0.3690998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270006" calcext:value-type="float">
            <text:p>0.06270006</text:p>
          </table:table-cell>
          <table:table-cell office:value-type="float" office:value="0.1432001" calcext:value-type="float">
            <text:p>0.14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809973" calcext:value-type="float">
            <text:p>0.0380997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00001" calcext:value-type="float">
            <text:p>0.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3255999001" calcext:value-type="float">
            <text:p>0.32559990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6930005" calcext:value-type="float">
            <text:p>0.06930005</text:p>
          </table:table-cell>
          <table:table-cell office:value-type="float" office:value="0.1646001" calcext:value-type="float">
            <text:p>0.16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099975" calcext:value-type="float">
            <text:p>0.04099975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" calcext:value-type="float">
            <text:p>0.0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3550999" calcext:value-type="float">
            <text:p>0.3550999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190002" calcext:value-type="float">
            <text:p>0.06190002</text:p>
          </table:table-cell>
          <table:table-cell office:value-type="float" office:value="0.1416" calcext:value-type="float">
            <text:p>0.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5489974" calcext:value-type="float">
            <text:p>0.0548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0001" calcext:value-type="float">
            <text:p>0.05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3425997701" calcext:value-type="float">
            <text:p>0.342599770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6950004" calcext:value-type="float">
            <text:p>0.06950004</text:p>
          </table:table-cell>
          <table:table-cell office:value-type="float" office:value="0.1775001" calcext:value-type="float">
            <text:p>0.17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809988" calcext:value-type="float">
            <text:p>0.0580998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" calcext:value-type="float">
            <text:p>0.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3408000199" calcext:value-type="float">
            <text:p>0.3408000199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7550005" calcext:value-type="float">
            <text:p>0.07550005</text:p>
          </table:table-cell>
          <table:table-cell office:value-type="float" office:value="0.1797001" calcext:value-type="float">
            <text:p>0.17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5519985" calcext:value-type="float">
            <text:p>0.05519985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90001" calcext:value-type="float">
            <text:p>0.01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34740001" calcext:value-type="float">
            <text:p>0.3474000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7470006" calcext:value-type="float">
            <text:p>0.07470006</text:p>
          </table:table-cell>
          <table:table-cell office:value-type="float" office:value="0.1584" calcext:value-type="float">
            <text:p>0.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500003" calcext:value-type="float">
            <text:p>0.0450000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9999" calcext:value-type="float">
            <text:p>0.04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35080008" calcext:value-type="float">
            <text:p>0.3508000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230002" calcext:value-type="float">
            <text:p>0.06230002</text:p>
          </table:table-cell>
          <table:table-cell office:value-type="float" office:value="0.1509001" calcext:value-type="float">
            <text:p>0.15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049983" calcext:value-type="float">
            <text:p>0.04049983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70001" calcext:value-type="float">
            <text:p>0.06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3744999601" calcext:value-type="float">
            <text:p>0.374499960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6850004" calcext:value-type="float">
            <text:p>0.06850004</text:p>
          </table:table-cell>
          <table:table-cell office:value-type="float" office:value="0.1406001" calcext:value-type="float">
            <text:p>0.14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384997" calcext:value-type="float">
            <text:p>0.1384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00006" calcext:value-type="float">
            <text:p>0.0077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377499846" calcext:value-type="float">
            <text:p>0.37749984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290005" calcext:value-type="float">
            <text:p>0.06290005</text:p>
          </table:table-cell>
          <table:table-cell office:value-type="float" office:value="0.1403001" calcext:value-type="float">
            <text:p>0.14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4159985" calcext:value-type="float">
            <text:p>0.0415998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0001" calcext:value-type="float">
            <text:p>0.01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2799000099" calcext:value-type="float">
            <text:p>0.279900009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7370005" calcext:value-type="float">
            <text:p>0.07370005</text:p>
          </table:table-cell>
          <table:table-cell office:value-type="float" office:value="0.1822001" calcext:value-type="float">
            <text:p>0.18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446001" calcext:value-type="float">
            <text:p>0.1446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0001" calcext:value-type="float">
            <text:p>0.01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4410002601" calcext:value-type="float">
            <text:p>0.441000260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8130004" calcext:value-type="float">
            <text:p>0.08130004</text:p>
          </table:table-cell>
          <table:table-cell office:value-type="float" office:value="0.2679999" calcext:value-type="float">
            <text:p>0.26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5259994" calcext:value-type="float">
            <text:p>0.0525999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4543998802" calcext:value-type="float">
            <text:p>0.454399880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610005" calcext:value-type="float">
            <text:p>0.06610005</text:p>
          </table:table-cell>
          <table:table-cell office:value-type="float" office:value="0.1720001" calcext:value-type="float">
            <text:p>0.1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729993" calcext:value-type="float">
            <text:p>0.0472999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0001" calcext:value-type="float">
            <text:p>0.058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3681000901" calcext:value-type="float">
            <text:p>0.368100090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250004" calcext:value-type="float">
            <text:p>0.07250004</text:p>
          </table:table-cell>
          <table:table-cell office:value-type="float" office:value="0.1681" calcext:value-type="float">
            <text:p>0.1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724999" calcext:value-type="float">
            <text:p>0.0724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9999" calcext:value-type="float">
            <text:p>0.01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35239993" calcext:value-type="float">
            <text:p>0.3523999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7720006" calcext:value-type="float">
            <text:p>0.07720006</text:p>
          </table:table-cell>
          <table:table-cell office:value-type="float" office:value="0.1564001" calcext:value-type="float">
            <text:p>0.15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57999" calcext:value-type="float">
            <text:p>0.0457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0001" calcext:value-type="float">
            <text:p>0.05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35720007" calcext:value-type="float">
            <text:p>0.3572000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9900004" calcext:value-type="float">
            <text:p>0.09900004</text:p>
          </table:table-cell>
          <table:table-cell office:value-type="float" office:value="0.1696001" calcext:value-type="float">
            <text:p>0.16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416998" calcext:value-type="float">
            <text:p>0.041699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09999" calcext:value-type="float">
            <text:p>0.016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3513999299" calcext:value-type="float">
            <text:p>0.3513999299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6340002" calcext:value-type="float">
            <text:p>0.06340002</text:p>
          </table:table-cell>
          <table:table-cell office:value-type="float" office:value="0.1617001" calcext:value-type="float">
            <text:p>0.16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009989" calcext:value-type="float">
            <text:p>0.0500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40001" calcext:value-type="float">
            <text:p>0.093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39180002" calcext:value-type="float">
            <text:p>0.3918000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990003" calcext:value-type="float">
            <text:p>0.05990003</text:p>
          </table:table-cell>
          <table:table-cell office:value-type="float" office:value="0.1412" calcext:value-type="float">
            <text:p>0.1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9849983" calcext:value-type="float">
            <text:p>0.0984998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00007" calcext:value-type="float">
            <text:p>0.0073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329199867" calcext:value-type="float">
            <text:p>0.32919986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6420004" calcext:value-type="float">
            <text:p>0.06420004</text:p>
          </table:table-cell>
          <table:table-cell office:value-type="float" office:value="0.1460001" calcext:value-type="float">
            <text:p>0.14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9049981" calcext:value-type="float">
            <text:p>0.0904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0001" calcext:value-type="float">
            <text:p>0.010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3358999601" calcext:value-type="float">
            <text:p>0.335899960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6890005" calcext:value-type="float">
            <text:p>0.06890005</text:p>
          </table:table-cell>
          <table:table-cell office:value-type="float" office:value="0.1522001" calcext:value-type="float">
            <text:p>0.15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4129979" calcext:value-type="float">
            <text:p>0.0412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998" calcext:value-type="float">
            <text:p>0.016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30229992" calcext:value-type="float">
            <text:p>0.3022999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6430003" calcext:value-type="float">
            <text:p>0.06430003</text:p>
          </table:table-cell>
          <table:table-cell office:value-type="float" office:value="0.1420001" calcext:value-type="float">
            <text:p>0.14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35998" calcext:value-type="float">
            <text:p>0.103599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9999" calcext:value-type="float">
            <text:p>0.013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3457999201" calcext:value-type="float">
            <text:p>0.345799920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8090004" calcext:value-type="float">
            <text:p>0.08090004</text:p>
          </table:table-cell>
          <table:table-cell office:value-type="float" office:value="0.1924001" calcext:value-type="float">
            <text:p>0.19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6339993" calcext:value-type="float">
            <text:p>0.0633999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9" calcext:value-type="float">
            <text:p>0.013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3829000601" calcext:value-type="float">
            <text:p>0.382900060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2710999" calcext:value-type="float">
            <text:p>0.271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569001" calcext:value-type="float">
            <text:p>0.056900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49998" calcext:value-type="float">
            <text:p>0.064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5235999801" calcext:value-type="float">
            <text:p>0.523599980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6680007" calcext:value-type="float">
            <text:p>0.06680007</text:p>
          </table:table-cell>
          <table:table-cell office:value-type="float" office:value="0.1981" calcext:value-type="float">
            <text:p>0.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5209991" calcext:value-type="float">
            <text:p>0.0520999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80001" calcext:value-type="float">
            <text:p>0.06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4116999901" calcext:value-type="float">
            <text:p>0.411699990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6930003" calcext:value-type="float">
            <text:p>0.06930003</text:p>
          </table:table-cell>
          <table:table-cell office:value-type="float" office:value="0.1406001" calcext:value-type="float">
            <text:p>0.14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053998" calcext:value-type="float">
            <text:p>0.105399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003" calcext:value-type="float">
            <text:p>0.020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35819996" calcext:value-type="float">
            <text:p>0.3581999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7150005" calcext:value-type="float">
            <text:p>0.07150005</text:p>
          </table:table-cell>
          <table:table-cell office:value-type="float" office:value="0.1639" calcext:value-type="float">
            <text:p>0.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4729976" calcext:value-type="float">
            <text:p>0.0472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0001" calcext:value-type="float">
            <text:p>0.01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3240998201" calcext:value-type="float">
            <text:p>0.324099820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6110004" calcext:value-type="float">
            <text:p>0.06110004</text:p>
          </table:table-cell>
          <table:table-cell office:value-type="float" office:value="0.1607" calcext:value-type="float">
            <text:p>0.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7169999" calcext:value-type="float">
            <text:p>0.07169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3395000301" calcext:value-type="float">
            <text:p>0.339500030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8140006" calcext:value-type="float">
            <text:p>0.08140006</text:p>
          </table:table-cell>
          <table:table-cell office:value-type="float" office:value="0.1745001" calcext:value-type="float">
            <text:p>0.17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479972" calcext:value-type="float">
            <text:p>0.0847997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40289988" calcext:value-type="float">
            <text:p>0.4028998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7080007" calcext:value-type="float">
            <text:p>0.07080007</text:p>
          </table:table-cell>
          <table:table-cell office:value-type="float" office:value="0.1619" calcext:value-type="float">
            <text:p>0.1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099981" calcext:value-type="float">
            <text:p>0.0409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20002" calcext:value-type="float">
            <text:p>0.067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3635999" calcext:value-type="float">
            <text:p>0.363599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6760004" calcext:value-type="float">
            <text:p>0.06760004</text:p>
          </table:table-cell>
          <table:table-cell office:value-type="float" office:value="0.1411001" calcext:value-type="float">
            <text:p>0.14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041997" calcext:value-type="float">
            <text:p>0.1041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9" calcext:value-type="float">
            <text:p>0.01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3474998299" calcext:value-type="float">
            <text:p>0.347499829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6430004" calcext:value-type="float">
            <text:p>0.06430004</text:p>
          </table:table-cell>
          <table:table-cell office:value-type="float" office:value="0.1548001" calcext:value-type="float">
            <text:p>0.15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069965" calcext:value-type="float">
            <text:p>0.04069965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29839979" calcext:value-type="float">
            <text:p>0.2983997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6640004" calcext:value-type="float">
            <text:p>0.06640004</text:p>
          </table:table-cell>
          <table:table-cell office:value-type="float" office:value="0.1450001" calcext:value-type="float">
            <text:p>0.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209979" calcext:value-type="float">
            <text:p>0.042099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90003" calcext:value-type="float">
            <text:p>0.060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33669996" calcext:value-type="float">
            <text:p>0.33669996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6960005" calcext:value-type="float">
            <text:p>0.06960005</text:p>
          </table:table-cell>
          <table:table-cell office:value-type="float" office:value="0.1659001" calcext:value-type="float">
            <text:p>0.16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8929989" calcext:value-type="float">
            <text:p>0.0892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9976" calcext:value-type="float">
            <text:p>0.0069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359800016" calcext:value-type="float">
            <text:p>0.35980001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6930003" calcext:value-type="float">
            <text:p>0.06930003</text:p>
          </table:table-cell>
          <table:table-cell office:value-type="float" office:value="0.2161" calcext:value-type="float">
            <text:p>0.2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6400002" calcext:value-type="float">
            <text:p>0.06400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4004000501" calcext:value-type="float">
            <text:p>0.40040005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6530003" calcext:value-type="float">
            <text:p>0.06530003</text:p>
          </table:table-cell>
          <table:table-cell office:value-type="float" office:value="0.2012001" calcext:value-type="float">
            <text:p>0.20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569983" calcext:value-type="float">
            <text:p>0.04569983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10002" calcext:value-type="float">
            <text:p>0.084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4189999801" calcext:value-type="float">
            <text:p>0.418999980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780002" calcext:value-type="float">
            <text:p>0.05780002</text:p>
          </table:table-cell>
          <table:table-cell office:value-type="float" office:value="0.1422001" calcext:value-type="float">
            <text:p>0.14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642996" calcext:value-type="float">
            <text:p>0.164299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99982" calcext:value-type="float">
            <text:p>0.0057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3922997022" calcext:value-type="float">
            <text:p>0.392299702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6280003" calcext:value-type="float">
            <text:p>0.06280003</text:p>
          </table:table-cell>
          <table:table-cell office:value-type="float" office:value="0.1618001" calcext:value-type="float">
            <text:p>0.16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979988" calcext:value-type="float">
            <text:p>0.03979988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" calcext:value-type="float">
            <text:p>0.0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3097000099" calcext:value-type="float">
            <text:p>0.309700009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6660002" calcext:value-type="float">
            <text:p>0.06660002</text:p>
          </table:table-cell>
          <table:table-cell office:value-type="float" office:value="0.1683001" calcext:value-type="float">
            <text:p>0.16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064998" calcext:value-type="float">
            <text:p>0.1064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0001" calcext:value-type="float">
            <text:p>0.01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37519993" calcext:value-type="float">
            <text:p>0.3751999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160003" calcext:value-type="float">
            <text:p>0.0616000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5479974" calcext:value-type="float">
            <text:p>0.0547997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0002" calcext:value-type="float">
            <text:p>0.01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3050997899" calcext:value-type="float">
            <text:p>0.3050997899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7240007" calcext:value-type="float">
            <text:p>0.07240007</text:p>
          </table:table-cell>
          <table:table-cell office:value-type="float" office:value="0.1760001" calcext:value-type="float">
            <text:p>0.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461999" calcext:value-type="float">
            <text:p>0.0461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001" calcext:value-type="float">
            <text:p>0.01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33160008" calcext:value-type="float">
            <text:p>0.3316000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300004" calcext:value-type="float">
            <text:p>0.06300004</text:p>
          </table:table-cell>
          <table:table-cell office:value-type="float" office:value="0.1641001" calcext:value-type="float">
            <text:p>0.16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739976" calcext:value-type="float">
            <text:p>0.0973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9999" calcext:value-type="float">
            <text:p>0.013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3604998901" calcext:value-type="float">
            <text:p>0.360499890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6850003" calcext:value-type="float">
            <text:p>0.06850003</text:p>
          </table:table-cell>
          <table:table-cell office:value-type="float" office:value="0.1593" calcext:value-type="float">
            <text:p>0.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649976" calcext:value-type="float">
            <text:p>0.0464997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00001" calcext:value-type="float">
            <text:p>0.008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3108997909" calcext:value-type="float">
            <text:p>0.3108997909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6430003" calcext:value-type="float">
            <text:p>0.06430003</text:p>
          </table:table-cell>
          <table:table-cell office:value-type="float" office:value="0.1602001" calcext:value-type="float">
            <text:p>0.16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462999" calcext:value-type="float">
            <text:p>0.0462999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3378000301" calcext:value-type="float">
            <text:p>0.337800030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120004" calcext:value-type="float">
            <text:p>0.07120004</text:p>
          </table:table-cell>
          <table:table-cell office:value-type="float" office:value="0.1723" calcext:value-type="float">
            <text:p>0.1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7899991" calcext:value-type="float">
            <text:p>0.07899991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99982" calcext:value-type="float">
            <text:p>0.0080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3597999321" calcext:value-type="float">
            <text:p>0.359799932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7100004" calcext:value-type="float">
            <text:p>0.07100004</text:p>
          </table:table-cell>
          <table:table-cell office:value-type="float" office:value="0.2536999" calcext:value-type="float">
            <text:p>0.253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6779985" calcext:value-type="float">
            <text:p>0.06779985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09997" calcext:value-type="float">
            <text:p>0.0890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51209976" calcext:value-type="float">
            <text:p>0.5120997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6530003" calcext:value-type="float">
            <text:p>0.06530003</text:p>
          </table:table-cell>
          <table:table-cell office:value-type="float" office:value="0.2009" calcext:value-type="float">
            <text:p>0.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5859992" calcext:value-type="float">
            <text:p>0.0585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9999" calcext:value-type="float">
            <text:p>0.018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3683999399" calcext:value-type="float">
            <text:p>0.368399939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6160003" calcext:value-type="float">
            <text:p>0.06160003</text:p>
          </table:table-cell>
          <table:table-cell office:value-type="float" office:value="0.1578" calcext:value-type="float">
            <text:p>0.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099989" calcext:value-type="float">
            <text:p>0.0409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9999" calcext:value-type="float">
            <text:p>0.047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33129991" calcext:value-type="float">
            <text:p>0.3312999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6610001" calcext:value-type="float">
            <text:p>0.06610001</text:p>
          </table:table-cell>
          <table:table-cell office:value-type="float" office:value="0.1534" calcext:value-type="float">
            <text:p>0.1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1109999" calcext:value-type="float">
            <text:p>0.110999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9999" calcext:value-type="float">
            <text:p>0.010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3689999" calcext:value-type="float">
            <text:p>0.36899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210007" calcext:value-type="float">
            <text:p>0.07210007</text:p>
          </table:table-cell>
          <table:table-cell office:value-type="float" office:value="0.1587001" calcext:value-type="float">
            <text:p>0.15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949992" calcext:value-type="float">
            <text:p>0.0494999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99976" calcext:value-type="float">
            <text:p>0.0098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315800066" calcext:value-type="float">
            <text:p>0.31580006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7040004" calcext:value-type="float">
            <text:p>0.07040004</text:p>
          </table:table-cell>
          <table:table-cell office:value-type="float" office:value="0.1592001" calcext:value-type="float">
            <text:p>0.15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6" calcext:value-type="float">
            <text:p>0.0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6559993" calcext:value-type="float">
            <text:p>0.06559993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9998" calcext:value-type="float">
            <text:p>0.01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33880005" calcext:value-type="float">
            <text:p>0.3388000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7120004" calcext:value-type="float">
            <text:p>0.07120004</text:p>
          </table:table-cell>
          <table:table-cell office:value-type="float" office:value="0.1738001" calcext:value-type="float">
            <text:p>0.17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9909989" calcext:value-type="float">
            <text:p>0.0990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9999" calcext:value-type="float">
            <text:p>0.03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3985000199" calcext:value-type="float">
            <text:p>0.3985000199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6790004" calcext:value-type="float">
            <text:p>0.06790004</text:p>
          </table:table-cell>
          <table:table-cell office:value-type="float" office:value="0.1674001" calcext:value-type="float">
            <text:p>0.16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219986" calcext:value-type="float">
            <text:p>0.04219986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3147" calcext:value-type="float">
            <text:p>0.314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5930004" calcext:value-type="float">
            <text:p>0.05930004</text:p>
          </table:table-cell>
          <table:table-cell office:value-type="float" office:value="0.1438001" calcext:value-type="float">
            <text:p>0.14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75997" calcext:value-type="float">
            <text:p>0.1175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0001" calcext:value-type="float">
            <text:p>0.01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36059985" calcext:value-type="float">
            <text:p>0.36059985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6700003" calcext:value-type="float">
            <text:p>0.06700003</text:p>
          </table:table-cell>
          <table:table-cell office:value-type="float" office:value="0.1531001" calcext:value-type="float">
            <text:p>0.15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5459999" calcext:value-type="float">
            <text:p>0.05459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00012" calcext:value-type="float">
            <text:p>0.00720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306100132" calcext:value-type="float">
            <text:p>0.30610013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9800007" calcext:value-type="float">
            <text:p>0.09800007</text:p>
          </table:table-cell>
          <table:table-cell office:value-type="float" office:value="0.1801001" calcext:value-type="float">
            <text:p>0.18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589981" calcext:value-type="float">
            <text:p>0.04589981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99988" calcext:value-type="float">
            <text:p>0.0063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361399968" calcext:value-type="float">
            <text:p>0.361399968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7350004" calcext:value-type="float">
            <text:p>0.07350004</text:p>
          </table:table-cell>
          <table:table-cell office:value-type="float" office:value="0.1765" calcext:value-type="float">
            <text:p>0.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6249981" calcext:value-type="float">
            <text:p>0.06249981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" calcext:value-type="float">
            <text:p>0.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36479985" calcext:value-type="float">
            <text:p>0.3647998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6660004" calcext:value-type="float">
            <text:p>0.06660004</text:p>
          </table:table-cell>
          <table:table-cell office:value-type="float" office:value="0.2376001" calcext:value-type="float">
            <text:p>0.23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889997" calcext:value-type="float">
            <text:p>0.0488999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60001" calcext:value-type="float">
            <text:p>0.035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41750012" calcext:value-type="float">
            <text:p>0.4175001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6030003" calcext:value-type="float">
            <text:p>0.06030003</text:p>
          </table:table-cell>
          <table:table-cell office:value-type="float" office:value="0.1568001" calcext:value-type="float">
            <text:p>0.15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4989991" calcext:value-type="float">
            <text:p>0.0498999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69999" calcext:value-type="float">
            <text:p>0.07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36700003" calcext:value-type="float">
            <text:p>0.36700003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570002" calcext:value-type="float">
            <text:p>0.06570002</text:p>
          </table:table-cell>
          <table:table-cell office:value-type="float" office:value="0.1565001" calcext:value-type="float">
            <text:p>0.15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128999" calcext:value-type="float">
            <text:p>0.1128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001" calcext:value-type="float">
            <text:p>0.01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3701000301" calcext:value-type="float">
            <text:p>0.370100030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6580003" calcext:value-type="float">
            <text:p>0.06580003</text:p>
          </table:table-cell>
          <table:table-cell office:value-type="float" office:value="0.1498001" calcext:value-type="float">
            <text:p>0.14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139987" calcext:value-type="float">
            <text:p>0.0413998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9999" calcext:value-type="float">
            <text:p>0.014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2958999901" calcext:value-type="float">
            <text:p>0.295899990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6190003" calcext:value-type="float">
            <text:p>0.06190003</text:p>
          </table:table-cell>
          <table:table-cell office:value-type="float" office:value="0.1514" calcext:value-type="float">
            <text:p>0.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348999" calcext:value-type="float">
            <text:p>0.134899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0002" calcext:value-type="float">
            <text:p>0.018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3901999499" calcext:value-type="float">
            <text:p>0.390199949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6610002" calcext:value-type="float">
            <text:p>0.06610002</text:p>
          </table:table-cell>
          <table:table-cell office:value-type="float" office:value="0.1693" calcext:value-type="float">
            <text:p>0.1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5849984" calcext:value-type="float">
            <text:p>0.05849984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33899986" calcext:value-type="float">
            <text:p>0.33899986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740003" calcext:value-type="float">
            <text:p>0.06740003</text:p>
          </table:table-cell>
          <table:table-cell office:value-type="float" office:value="0.1738" calcext:value-type="float">
            <text:p>0.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5689986" calcext:value-type="float">
            <text:p>0.0568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9999" calcext:value-type="float">
            <text:p>0.05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3813998801" calcext:value-type="float">
            <text:p>0.381399880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015001" calcext:value-type="float">
            <text:p>0.1015001</text:p>
          </table:table-cell>
          <table:table-cell office:value-type="float" office:value="0.2485001" calcext:value-type="float">
            <text:p>0.24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5139993" calcext:value-type="float">
            <text:p>0.05139993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70002" calcext:value-type="float">
            <text:p>0.033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4677001499" calcext:value-type="float">
            <text:p>0.467700149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630009" calcext:value-type="float">
            <text:p>0.08630009</text:p>
          </table:table-cell>
          <table:table-cell office:value-type="float" office:value="0.1595" calcext:value-type="float">
            <text:p>0.1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600001" calcext:value-type="float">
            <text:p>0.00460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7" calcext:value-type="float">
            <text:p>0.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879978" calcext:value-type="float">
            <text:p>0.0587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0002" calcext:value-type="float">
            <text:p>0.07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407999891" calcext:value-type="float">
            <text:p>0.40799989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7330004" calcext:value-type="float">
            <text:p>0.07330004</text:p>
          </table:table-cell>
          <table:table-cell office:value-type="float" office:value="0.1749001" calcext:value-type="float">
            <text:p>0.17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7559988" calcext:value-type="float">
            <text:p>0.0755998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0001" calcext:value-type="float">
            <text:p>0.02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36820003" calcext:value-type="float">
            <text:p>0.3682000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930008" calcext:value-type="float">
            <text:p>0.07930008</text:p>
          </table:table-cell>
          <table:table-cell office:value-type="float" office:value="0.1633" calcext:value-type="float">
            <text:p>0.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5449978" calcext:value-type="float">
            <text:p>0.05449978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9998" calcext:value-type="float">
            <text:p>0.011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3372998401" calcext:value-type="float">
            <text:p>0.33729984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8320007" calcext:value-type="float">
            <text:p>0.08320007</text:p>
          </table:table-cell>
          <table:table-cell office:value-type="float" office:value="0.1586001" calcext:value-type="float">
            <text:p>0.15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189976" calcext:value-type="float">
            <text:p>0.0418997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599988" calcext:value-type="float">
            <text:p>0.0075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314399918" calcext:value-type="float">
            <text:p>0.31439991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810004" calcext:value-type="float">
            <text:p>0.06810004</text:p>
          </table:table-cell>
          <table:table-cell office:value-type="float" office:value="0.1563001" calcext:value-type="float">
            <text:p>0.15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479969" calcext:value-type="float">
            <text:p>0.0447996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59999" calcext:value-type="float">
            <text:p>0.08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37239982" calcext:value-type="float">
            <text:p>0.3723998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570005" calcext:value-type="float">
            <text:p>0.07570005</text:p>
          </table:table-cell>
          <table:table-cell office:value-type="float" office:value="0.1814" calcext:value-type="float">
            <text:p>0.1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4549972" calcext:value-type="float">
            <text:p>0.0454997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40001" calcext:value-type="float">
            <text:p>0.08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41099978" calcext:value-type="float">
            <text:p>0.41099978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020005" calcext:value-type="float">
            <text:p>0.07020005</text:p>
          </table:table-cell>
          <table:table-cell office:value-type="float" office:value="0.1601" calcext:value-type="float">
            <text:p>0.1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4899982" calcext:value-type="float">
            <text:p>0.0489998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9998" calcext:value-type="float">
            <text:p>0.031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33879985" calcext:value-type="float">
            <text:p>0.3387998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6820005" calcext:value-type="float">
            <text:p>0.06820005</text:p>
          </table:table-cell>
          <table:table-cell office:value-type="float" office:value="0.1791" calcext:value-type="float">
            <text:p>0.1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4779981" calcext:value-type="float">
            <text:p>0.0477998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10003" calcext:value-type="float">
            <text:p>0.079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4025998899" calcext:value-type="float">
            <text:p>0.402599889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940004" calcext:value-type="float">
            <text:p>0.06940004</text:p>
          </table:table-cell>
          <table:table-cell office:value-type="float" office:value="0.1539" calcext:value-type="float">
            <text:p>0.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73998" calcext:value-type="float">
            <text:p>0.0473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0002" calcext:value-type="float">
            <text:p>0.069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36709986" calcext:value-type="float">
            <text:p>0.3670998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6710004" calcext:value-type="float">
            <text:p>0.06710004</text:p>
          </table:table-cell>
          <table:table-cell office:value-type="float" office:value="0.1787" calcext:value-type="float">
            <text:p>0.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4889986" calcext:value-type="float">
            <text:p>0.04889986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0002" calcext:value-type="float">
            <text:p>0.01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33869992" calcext:value-type="float">
            <text:p>0.33869992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190003" calcext:value-type="float">
            <text:p>0.07190003</text:p>
          </table:table-cell>
          <table:table-cell office:value-type="float" office:value="0.3034998" calcext:value-type="float">
            <text:p>0.303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468002" calcext:value-type="float">
            <text:p>0.0468002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3" calcext:value-type="float">
            <text:p>0.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56000003" calcext:value-type="float">
            <text:p>0.56000003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690005" calcext:value-type="float">
            <text:p>0.06690005</text:p>
          </table:table-cell>
          <table:table-cell office:value-type="float" office:value="0.1743" calcext:value-type="float">
            <text:p>0.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659987" calcext:value-type="float">
            <text:p>0.05659987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79998" calcext:value-type="float">
            <text:p>0.084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4072999001" calcext:value-type="float">
            <text:p>0.40729990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6910002" calcext:value-type="float">
            <text:p>0.06910002</text:p>
          </table:table-cell>
          <table:table-cell office:value-type="float" office:value="0.1610001" calcext:value-type="float">
            <text:p>0.16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659975" calcext:value-type="float">
            <text:p>0.0965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499994" calcext:value-type="float">
            <text:p>0.0084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368399864" calcext:value-type="float">
            <text:p>0.368399864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720004" calcext:value-type="float">
            <text:p>0.06720004</text:p>
          </table:table-cell>
          <table:table-cell office:value-type="float" office:value="0.1462" calcext:value-type="float">
            <text:p>0.1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259989" calcext:value-type="float">
            <text:p>0.0425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70001" calcext:value-type="float">
            <text:p>0.017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2981999399" calcext:value-type="float">
            <text:p>0.298199939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900003" calcext:value-type="float">
            <text:p>0.06900003</text:p>
          </table:table-cell>
          <table:table-cell office:value-type="float" office:value="0.1827" calcext:value-type="float">
            <text:p>0.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8639989" calcext:value-type="float">
            <text:p>0.08639989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99994" calcext:value-type="float">
            <text:p>0.0071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369299914" calcext:value-type="float">
            <text:p>0.36929991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6800007" calcext:value-type="float">
            <text:p>0.06800007</text:p>
          </table:table-cell>
          <table:table-cell office:value-type="float" office:value="0.1552" calcext:value-type="float">
            <text:p>0.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599989" calcext:value-type="float">
            <text:p>0.04599989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70001" calcext:value-type="float">
            <text:p>0.057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3514999701" calcext:value-type="float">
            <text:p>0.351499970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5980004" calcext:value-type="float">
            <text:p>0.05980004</text:p>
          </table:table-cell>
          <table:table-cell office:value-type="float" office:value="0.1528001" calcext:value-type="float">
            <text:p>0.15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048999" calcext:value-type="float">
            <text:p>0.1048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0001" calcext:value-type="float">
            <text:p>0.02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3650000499" calcext:value-type="float">
            <text:p>0.365000049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050004" calcext:value-type="float">
            <text:p>0.07050004</text:p>
          </table:table-cell>
          <table:table-cell office:value-type="float" office:value="0.1444" calcext:value-type="float">
            <text:p>0.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519985" calcext:value-type="float">
            <text:p>0.06519985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9999" calcext:value-type="float">
            <text:p>0.01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31849988" calcext:value-type="float">
            <text:p>0.3184998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6170003" calcext:value-type="float">
            <text:p>0.06170003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9209996" calcext:value-type="float">
            <text:p>0.0920999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1" calcext:value-type="float">
            <text:p>0.0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3496" calcext:value-type="float">
            <text:p>0.349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510005" calcext:value-type="float">
            <text:p>0.06510005</text:p>
          </table:table-cell>
          <table:table-cell office:value-type="float" office:value="0.1502001" calcext:value-type="float">
            <text:p>0.15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19999" calcext:value-type="float">
            <text:p>0.087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36479984" calcext:value-type="float">
            <text:p>0.3647998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6249999" calcext:value-type="float">
            <text:p>0.06249999</text:p>
          </table:table-cell>
          <table:table-cell office:value-type="float" office:value="0.1847" calcext:value-type="float">
            <text:p>0.1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4459972" calcext:value-type="float">
            <text:p>0.0445997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" calcext:value-type="float">
            <text:p>0.0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3713997099" calcext:value-type="float">
            <text:p>0.371399709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6840004" calcext:value-type="float">
            <text:p>0.06840004</text:p>
          </table:table-cell>
          <table:table-cell office:value-type="float" office:value="0.2090001" calcext:value-type="float">
            <text:p>0.2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5010017" calcext:value-type="float">
            <text:p>0.0501001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" calcext:value-type="float">
            <text:p>0.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54440031" calcext:value-type="float">
            <text:p>0.5444003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6240004" calcext:value-type="float">
            <text:p>0.06240004</text:p>
          </table:table-cell>
          <table:table-cell office:value-type="float" office:value="0.1588" calcext:value-type="float">
            <text:p>0.1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034998" calcext:value-type="float">
            <text:p>0.1034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3575998402" calcext:value-type="float">
            <text:p>0.357599840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6020002" calcext:value-type="float">
            <text:p>0.06020002</text:p>
          </table:table-cell>
          <table:table-cell office:value-type="float" office:value="0.1409001" calcext:value-type="float">
            <text:p>0.14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5129974" calcext:value-type="float">
            <text:p>0.051299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19999" calcext:value-type="float">
            <text:p>0.021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29649985" calcext:value-type="float">
            <text:p>0.2964998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920003" calcext:value-type="float">
            <text:p>0.05920003</text:p>
          </table:table-cell>
          <table:table-cell office:value-type="float" office:value="0.1413" calcext:value-type="float">
            <text:p>0.1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8109982" calcext:value-type="float">
            <text:p>0.0810998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00007" calcext:value-type="float">
            <text:p>0.0074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3123998571" calcext:value-type="float">
            <text:p>0.312399857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6210005" calcext:value-type="float">
            <text:p>0.06210005</text:p>
          </table:table-cell>
          <table:table-cell office:value-type="float" office:value="0.1476" calcext:value-type="float">
            <text:p>0.1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4799997" calcext:value-type="float">
            <text:p>0.04799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9998" calcext:value-type="float">
            <text:p>0.012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2928000001" calcext:value-type="float">
            <text:p>0.292800000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6160004" calcext:value-type="float">
            <text:p>0.06160004</text:p>
          </table:table-cell>
          <table:table-cell office:value-type="float" office:value="0.1432001" calcext:value-type="float">
            <text:p>0.14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9349971" calcext:value-type="float">
            <text:p>0.09349971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3339998501" calcext:value-type="float">
            <text:p>0.333999850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5730005" calcext:value-type="float">
            <text:p>0.05730005</text:p>
          </table:table-cell>
          <table:table-cell office:value-type="float" office:value="0.1377001" calcext:value-type="float">
            <text:p>0.13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559967" calcext:value-type="float">
            <text:p>0.0755996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80001" calcext:value-type="float">
            <text:p>0.01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30749983" calcext:value-type="float">
            <text:p>0.3074998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6170004" calcext:value-type="float">
            <text:p>0.06170004</text:p>
          </table:table-cell>
          <table:table-cell office:value-type="float" office:value="0.1536001" calcext:value-type="float">
            <text:p>0.15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289978" calcext:value-type="float">
            <text:p>0.0528997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2" calcext:value-type="float">
            <text:p>0.0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3275999199" calcext:value-type="float">
            <text:p>0.327599919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5970003" calcext:value-type="float">
            <text:p>0.05970003</text:p>
          </table:table-cell>
          <table:table-cell office:value-type="float" office:value="0.1605001" calcext:value-type="float">
            <text:p>0.16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9109978" calcext:value-type="float">
            <text:p>0.0910997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9998" calcext:value-type="float">
            <text:p>0.017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35079989" calcext:value-type="float">
            <text:p>0.3507998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5880003" calcext:value-type="float">
            <text:p>0.05880003</text:p>
          </table:table-cell>
          <table:table-cell office:value-type="float" office:value="0.1418001" calcext:value-type="float">
            <text:p>0.14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801997" calcext:value-type="float">
            <text:p>0.080199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8" calcext:value-type="float">
            <text:p>0.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31259983" calcext:value-type="float">
            <text:p>0.3125998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530003" calcext:value-type="float">
            <text:p>0.06530003</text:p>
          </table:table-cell>
          <table:table-cell office:value-type="float" office:value="0.1487001" calcext:value-type="float">
            <text:p>0.14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4089978" calcext:value-type="float">
            <text:p>0.0408997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90003" calcext:value-type="float">
            <text:p>0.019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2971999399" calcext:value-type="float">
            <text:p>0.2971999399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5590003" calcext:value-type="float">
            <text:p>0.05590003</text:p>
          </table:table-cell>
          <table:table-cell office:value-type="float" office:value="0.1491001" calcext:value-type="float">
            <text:p>0.14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969968" calcext:value-type="float">
            <text:p>0.0396996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40002" calcext:value-type="float">
            <text:p>0.098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36549983" calcext:value-type="float">
            <text:p>0.3654998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6530003" calcext:value-type="float">
            <text:p>0.06530003</text:p>
          </table:table-cell>
          <table:table-cell office:value-type="float" office:value="0.1523001" calcext:value-type="float">
            <text:p>0.15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809973" calcext:value-type="float">
            <text:p>0.0380997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" calcext:value-type="float">
            <text:p>0.073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3503998499" calcext:value-type="float">
            <text:p>0.350399849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650003" calcext:value-type="float">
            <text:p>0.06650003</text:p>
          </table:table-cell>
          <table:table-cell office:value-type="float" office:value="0.1573" calcext:value-type="float">
            <text:p>0.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999999" calcext:value-type="float">
            <text:p>0.0005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939973" calcext:value-type="float">
            <text:p>0.03939973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7" calcext:value-type="float">
            <text:p>0.0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3316997599" calcext:value-type="float">
            <text:p>0.3316997599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6680004" calcext:value-type="float">
            <text:p>0.06680004</text:p>
          </table:table-cell>
          <table:table-cell office:value-type="float" office:value="0.1482001" calcext:value-type="float">
            <text:p>0.14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049975" calcext:value-type="float">
            <text:p>0.04049975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10002" calcext:value-type="float">
            <text:p>0.090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3671999099" calcext:value-type="float">
            <text:p>0.3671999099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130004" calcext:value-type="float">
            <text:p>0.06130004</text:p>
          </table:table-cell>
          <table:table-cell office:value-type="float" office:value="0.1336" calcext:value-type="float">
            <text:p>0.1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139979" calcext:value-type="float">
            <text:p>0.0513997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10001" calcext:value-type="float">
            <text:p>0.06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3351998401" calcext:value-type="float">
            <text:p>0.33519984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5950003" calcext:value-type="float">
            <text:p>0.05950003</text:p>
          </table:table-cell>
          <table:table-cell office:value-type="float" office:value="0.1311001" calcext:value-type="float">
            <text:p>0.13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9909969" calcext:value-type="float">
            <text:p>0.0990996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3181998201" calcext:value-type="float">
            <text:p>0.318199820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050004" calcext:value-type="float">
            <text:p>0.06050004</text:p>
          </table:table-cell>
          <table:table-cell office:value-type="float" office:value="0.1447" calcext:value-type="float">
            <text:p>0.1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9469992" calcext:value-type="float">
            <text:p>0.0946999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3320999601" calcext:value-type="float">
            <text:p>0.332099960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650004" calcext:value-type="float">
            <text:p>0.05650004</text:p>
          </table:table-cell>
          <table:table-cell office:value-type="float" office:value="0.1407001" calcext:value-type="float">
            <text:p>0.14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7869975" calcext:value-type="float">
            <text:p>0.0786997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00002" calcext:value-type="float">
            <text:p>0.014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3111999102" calcext:value-type="float">
            <text:p>0.311199910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850003" calcext:value-type="float">
            <text:p>0.05850003</text:p>
          </table:table-cell>
          <table:table-cell office:value-type="float" office:value="0.1387001" calcext:value-type="float">
            <text:p>0.13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919975" calcext:value-type="float">
            <text:p>0.07919975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31249988" calcext:value-type="float">
            <text:p>0.3124998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830005" calcext:value-type="float">
            <text:p>0.06830005</text:p>
          </table:table-cell>
          <table:table-cell office:value-type="float" office:value="0.1511001" calcext:value-type="float">
            <text:p>0.15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8529989" calcext:value-type="float">
            <text:p>0.0852998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20001" calcext:value-type="float">
            <text:p>0.01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33810005" calcext:value-type="float">
            <text:p>0.3381000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280004" calcext:value-type="float">
            <text:p>0.06280004</text:p>
          </table:table-cell>
          <table:table-cell office:value-type="float" office:value="0.1518001" calcext:value-type="float">
            <text:p>0.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219975" calcext:value-type="float">
            <text:p>0.05219975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999" calcext:value-type="float">
            <text:p>0.010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29999988" calcext:value-type="float">
            <text:p>0.2999998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610005" calcext:value-type="float">
            <text:p>0.06610005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8029983" calcext:value-type="float">
            <text:p>0.08029983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0001" calcext:value-type="float">
            <text:p>0.011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34549989" calcext:value-type="float">
            <text:p>0.3454998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5670002" calcext:value-type="float">
            <text:p>0.05670002</text:p>
          </table:table-cell>
          <table:table-cell office:value-type="float" office:value="0.1408001" calcext:value-type="float">
            <text:p>0.14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6429987" calcext:value-type="float">
            <text:p>0.0642998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" calcext:value-type="float">
            <text:p>0.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3095999899" calcext:value-type="float">
            <text:p>0.309599989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290004" calcext:value-type="float">
            <text:p>0.06290004</text:p>
          </table:table-cell>
          <table:table-cell office:value-type="float" office:value="0.1515" calcext:value-type="float">
            <text:p>0.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6409959" calcext:value-type="float">
            <text:p>0.06409959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3" calcext:value-type="float">
            <text:p>0.00999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310299623" calcext:value-type="float">
            <text:p>0.31029962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000003" calcext:value-type="float">
            <text:p>0.06000003</text:p>
          </table:table-cell>
          <table:table-cell office:value-type="float" office:value="0.1406" calcext:value-type="float">
            <text:p>0.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614997" calcext:value-type="float">
            <text:p>0.1614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200013" calcext:value-type="float">
            <text:p>0.00820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392599743" calcext:value-type="float">
            <text:p>0.39259974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150002" calcext:value-type="float">
            <text:p>0.06150002</text:p>
          </table:table-cell>
          <table:table-cell office:value-type="float" office:value="0.1376001" calcext:value-type="float">
            <text:p>0.13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023997" calcext:value-type="float">
            <text:p>0.102399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99994" calcext:value-type="float">
            <text:p>0.0062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3313998141" calcext:value-type="float">
            <text:p>0.331399814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020003" calcext:value-type="float">
            <text:p>0.07020003</text:p>
          </table:table-cell>
          <table:table-cell office:value-type="float" office:value="0.1429001" calcext:value-type="float">
            <text:p>0.14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2887002" calcext:value-type="float">
            <text:p>0.2887002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80001" calcext:value-type="float">
            <text:p>0.03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55860034" calcext:value-type="float">
            <text:p>0.5586003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130002" calcext:value-type="float">
            <text:p>0.06130002</text:p>
          </table:table-cell>
          <table:table-cell office:value-type="float" office:value="0.1475" calcext:value-type="float">
            <text:p>0.1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919989" calcext:value-type="float">
            <text:p>0.0391998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9999" calcext:value-type="float">
            <text:p>0.015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2844999" calcext:value-type="float">
            <text:p>0.284499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5900003" calcext:value-type="float">
            <text:p>0.05900003</text:p>
          </table:table-cell>
          <table:table-cell office:value-type="float" office:value="0.1434" calcext:value-type="float">
            <text:p>0.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1421997" calcext:value-type="float">
            <text:p>0.1421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500018" calcext:value-type="float">
            <text:p>0.00850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374099748" calcext:value-type="float">
            <text:p>0.37409974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7070003" calcext:value-type="float">
            <text:p>0.07070003</text:p>
          </table:table-cell>
          <table:table-cell office:value-type="float" office:value="0.1441" calcext:value-type="float">
            <text:p>0.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999988" calcext:value-type="float">
            <text:p>0.03999988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28929991" calcext:value-type="float">
            <text:p>0.2892999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380005" calcext:value-type="float">
            <text:p>0.06380005</text:p>
          </table:table-cell>
          <table:table-cell office:value-type="float" office:value="0.1615" calcext:value-type="float">
            <text:p>0.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074997" calcext:value-type="float">
            <text:p>0.1074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36529975" calcext:value-type="float">
            <text:p>0.36529975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110002" calcext:value-type="float">
            <text:p>0.06110002</text:p>
          </table:table-cell>
          <table:table-cell office:value-type="float" office:value="0.1511001" calcext:value-type="float">
            <text:p>0.15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3969983" calcext:value-type="float">
            <text:p>0.0396998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9998" calcext:value-type="float">
            <text:p>0.011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28479993" calcext:value-type="float">
            <text:p>0.2847999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820004" calcext:value-type="float">
            <text:p>0.06820004</text:p>
          </table:table-cell>
          <table:table-cell office:value-type="float" office:value="0.1489001" calcext:value-type="float">
            <text:p>0.1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5119977" calcext:value-type="float">
            <text:p>0.0511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7" calcext:value-type="float">
            <text:p>0.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.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35739991" calcext:value-type="float">
            <text:p>0.3573999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7360005" calcext:value-type="float">
            <text:p>0.07360005</text:p>
          </table:table-cell>
          <table:table-cell office:value-type="float" office:value="0.1511" calcext:value-type="float">
            <text:p>0.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199972" calcext:value-type="float">
            <text:p>0.0419997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1" calcext:value-type="float">
            <text:p>0.1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3958997699" calcext:value-type="float">
            <text:p>0.395899769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030004" calcext:value-type="float">
            <text:p>0.06030004</text:p>
          </table:table-cell>
          <table:table-cell office:value-type="float" office:value="0.1527001" calcext:value-type="float">
            <text:p>0.15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.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143998" calcext:value-type="float">
            <text:p>0.1143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9999" calcext:value-type="float">
            <text:p>0.012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36279993" calcext:value-type="float">
            <text:p>0.3627999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6860004" calcext:value-type="float">
            <text:p>0.06860004</text:p>
          </table:table-cell>
          <table:table-cell office:value-type="float" office:value="0.1494001" calcext:value-type="float">
            <text:p>0.14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7609986" calcext:value-type="float">
            <text:p>0.07609986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9999" calcext:value-type="float">
            <text:p>0.014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33189999" calcext:value-type="float">
            <text:p>0.3318999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250006" calcext:value-type="float">
            <text:p>0.07250006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5751006" calcext:value-type="float">
            <text:p>0.5751006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" calcext:value-type="float">
            <text:p>0.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84500066" calcext:value-type="float">
            <text:p>0.8450006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550002" calcext:value-type="float">
            <text:p>0.05550002</text:p>
          </table:table-cell>
          <table:table-cell office:value-type="float" office:value="0.1342" calcext:value-type="float">
            <text:p>0.1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5739988" calcext:value-type="float">
            <text:p>0.05739988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0001" calcext:value-type="float">
            <text:p>0.011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2804999099" calcext:value-type="float">
            <text:p>0.2804999099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5660002" calcext:value-type="float">
            <text:p>0.05660002</text:p>
          </table:table-cell>
          <table:table-cell office:value-type="float" office:value="0.1308001" calcext:value-type="float">
            <text:p>0.13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1134997" calcext:value-type="float">
            <text:p>0.1134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99994" calcext:value-type="float">
            <text:p>0.0054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3273998141" calcext:value-type="float">
            <text:p>0.327399814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520005" calcext:value-type="float">
            <text:p>0.06520005</text:p>
          </table:table-cell>
          <table:table-cell office:value-type="float" office:value="0.1327" calcext:value-type="float">
            <text:p>0.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6429973" calcext:value-type="float">
            <text:p>0.0642997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39999" calcext:value-type="float">
            <text:p>0.013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2968997701" calcext:value-type="float">
            <text:p>0.296899770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610002" calcext:value-type="float">
            <text:p>0.06610002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9919979" calcext:value-type="float">
            <text:p>0.0991997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99995" calcext:value-type="float">
            <text:p>0.00979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3332998051" calcext:value-type="float">
            <text:p>0.333299805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060005" calcext:value-type="float">
            <text:p>0.06060005</text:p>
          </table:table-cell>
          <table:table-cell office:value-type="float" office:value="0.1474001" calcext:value-type="float">
            <text:p>0.14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6279983" calcext:value-type="float">
            <text:p>0.0627998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2" calcext:value-type="float">
            <text:p>0.016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3096" calcext:value-type="float">
            <text:p>0.309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980005" calcext:value-type="float">
            <text:p>0.06980005</text:p>
          </table:table-cell>
          <table:table-cell office:value-type="float" office:value="0.1473001" calcext:value-type="float">
            <text:p>0.14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129983" calcext:value-type="float">
            <text:p>0.06129983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0001" calcext:value-type="float">
            <text:p>0.012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3150999899" calcext:value-type="float">
            <text:p>0.3150999899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790003" calcext:value-type="float">
            <text:p>0.05790003</text:p>
          </table:table-cell>
          <table:table-cell office:value-type="float" office:value="0.1487001" calcext:value-type="float">
            <text:p>0.148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5649975" calcext:value-type="float">
            <text:p>0.056499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9" calcext:value-type="float">
            <text:p>0.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34539988" calcext:value-type="float">
            <text:p>0.34539988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5870003" calcext:value-type="float">
            <text:p>0.05870003</text:p>
          </table:table-cell>
          <table:table-cell office:value-type="float" office:value="0.1516" calcext:value-type="float">
            <text:p>0.1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1094999" calcext:value-type="float">
            <text:p>0.10949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988" calcext:value-type="float">
            <text:p>0.0067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.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3489999181" calcext:value-type="float">
            <text:p>0.348999918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7170005" calcext:value-type="float">
            <text:p>0.07170005</text:p>
          </table:table-cell>
          <table:table-cell office:value-type="float" office:value="0.1441001" calcext:value-type="float">
            <text:p>0.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64998" calcext:value-type="float">
            <text:p>0.0464998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30389995" calcext:value-type="float">
            <text:p>0.30389995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5750002" calcext:value-type="float">
            <text:p>0.05750002</text:p>
          </table:table-cell>
          <table:table-cell office:value-type="float" office:value="0.1376001" calcext:value-type="float">
            <text:p>0.13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9" calcext:value-type="float">
            <text:p>0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1088997" calcext:value-type="float">
            <text:p>0.1088997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00001" calcext:value-type="float">
            <text:p>0.005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3322998209" calcext:value-type="float">
            <text:p>0.332299820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580002" calcext:value-type="float">
            <text:p>0.05580002</text:p>
          </table:table-cell>
          <table:table-cell office:value-type="float" office:value="0.1366001" calcext:value-type="float">
            <text:p>0.13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699989" calcext:value-type="float">
            <text:p>0.0369998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79998" calcext:value-type="float">
            <text:p>0.012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2638999902" calcext:value-type="float">
            <text:p>0.2638999902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350004" calcext:value-type="float">
            <text:p>0.06350004</text:p>
          </table:table-cell>
          <table:table-cell office:value-type="float" office:value="0.1358001" calcext:value-type="float">
            <text:p>0.13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715997" calcext:value-type="float">
            <text:p>0.1715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0001" calcext:value-type="float">
            <text:p>0.02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41749985" calcext:value-type="float">
            <text:p>0.4174998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820003" calcext:value-type="float">
            <text:p>0.05820003</text:p>
          </table:table-cell>
          <table:table-cell office:value-type="float" office:value="0.1429001" calcext:value-type="float">
            <text:p>0.14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4639981" calcext:value-type="float">
            <text:p>0.04639981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2925999399" calcext:value-type="float">
            <text:p>0.292599939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660005" calcext:value-type="float">
            <text:p>0.06660005</text:p>
          </table:table-cell>
          <table:table-cell office:value-type="float" office:value="0.1513" calcext:value-type="float">
            <text:p>0.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4089981" calcext:value-type="float">
            <text:p>0.04089981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40001" calcext:value-type="float">
            <text:p>0.09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37609987" calcext:value-type="float">
            <text:p>0.37609987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570004" calcext:value-type="float">
            <text:p>0.05570004</text:p>
          </table:table-cell>
          <table:table-cell office:value-type="float" office:value="0.1492001" calcext:value-type="float">
            <text:p>0.14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999999" calcext:value-type="float">
            <text:p>0.0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6739974" calcext:value-type="float">
            <text:p>0.06739974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0001" calcext:value-type="float">
            <text:p>0.072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3664998899" calcext:value-type="float">
            <text:p>0.366499889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920002" calcext:value-type="float">
            <text:p>0.05920002</text:p>
          </table:table-cell>
          <table:table-cell office:value-type="float" office:value="0.1476001" calcext:value-type="float">
            <text:p>0.147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999999" calcext:value-type="float">
            <text:p>0.0008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8499977" calcext:value-type="float">
            <text:p>0.084999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99982" calcext:value-type="float">
            <text:p>0.0069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3217998719" calcext:value-type="float">
            <text:p>0.321799871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990005" calcext:value-type="float">
            <text:p>0.06990005</text:p>
          </table:table-cell>
          <table:table-cell office:value-type="float" office:value="0.1441001" calcext:value-type="float">
            <text:p>0.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.000500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3332002" calcext:value-type="float">
            <text:p>0.3332002</text:p>
          </table:table-cell>
          <table:table-cell office:value-type="float" office:value="0.0031" calcext:value-type="float">
            <text:p>0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58410035" calcext:value-type="float">
            <text:p>0.5841003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550002" calcext:value-type="float">
            <text:p>0.05550002</text:p>
          </table:table-cell>
          <table:table-cell office:value-type="float" office:value="0.1326001" calcext:value-type="float">
            <text:p>0.13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017999" calcext:value-type="float">
            <text:p>0.3017999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.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5281000201" calcext:value-type="float">
            <text:p>0.528100020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530003" calcext:value-type="float">
            <text:p>0.05530003</text:p>
          </table:table-cell>
          <table:table-cell office:value-type="float" office:value="0.1389001" calcext:value-type="float">
            <text:p>0.13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.0009000001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739985" calcext:value-type="float">
            <text:p>0.0373998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9998" calcext:value-type="float">
            <text:p>0.025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2783999601" calcext:value-type="float">
            <text:p>0.278399960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080003" calcext:value-type="float">
            <text:p>0.06080003</text:p>
          </table:table-cell>
          <table:table-cell office:value-type="float" office:value="0.1571001" calcext:value-type="float">
            <text:p>0.15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6" calcext:value-type="float">
            <text:p>0.0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175997" calcext:value-type="float">
            <text:p>0.1175997</text:p>
          </table:table-cell>
          <table:table-cell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0001" calcext:value-type="float">
            <text:p>0.011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36859984" calcext:value-type="float">
            <text:p>0.3685998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890004" calcext:value-type="float">
            <text:p>0.05890004</text:p>
          </table:table-cell>
          <table:table-cell office:value-type="float" office:value="0.1507" calcext:value-type="float">
            <text:p>0.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3919988" calcext:value-type="float">
            <text:p>0.0391998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0001" calcext:value-type="float">
            <text:p>0.05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32969993" calcext:value-type="float">
            <text:p>0.3296999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500004" calcext:value-type="float">
            <text:p>0.06500004</text:p>
          </table:table-cell>
          <table:table-cell office:value-type="float" office:value="0.1495001" calcext:value-type="float">
            <text:p>0.14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9999999" calcext:value-type="float">
            <text:p>0.0009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3949969" calcext:value-type="float">
            <text:p>0.0394996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00003" calcext:value-type="float">
            <text:p>0.098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3730998599" calcext:value-type="float">
            <text:p>0.3730998599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970004" calcext:value-type="float">
            <text:p>0.05970004</text:p>
          </table:table-cell>
          <table:table-cell office:value-type="float" office:value="0.1362" calcext:value-type="float">
            <text:p>0.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523998" calcext:value-type="float">
            <text:p>0.0523998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0001" calcext:value-type="float">
            <text:p>0.056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3268998499" calcext:value-type="float">
            <text:p>0.3268998499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490002" calcext:value-type="float">
            <text:p>0.06490002</text:p>
          </table:table-cell>
          <table:table-cell office:value-type="float" office:value="0.1469001" calcext:value-type="float">
            <text:p>0.14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9999" calcext:value-type="float">
            <text:p>0.0006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7729977" calcext:value-type="float">
            <text:p>0.07729977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3" calcext:value-type="float">
            <text:p>0.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3222998899" calcext:value-type="float">
            <text:p>0.322299889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640008" calcext:value-type="float">
            <text:p>0.07640008</text:p>
          </table:table-cell>
          <table:table-cell office:value-type="float" office:value="0.1595" calcext:value-type="float">
            <text:p>0.1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.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.0067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5209992" calcext:value-type="float">
            <text:p>0.05209992</text:p>
          </table:table-cell>
          <table:table-cell office:value-type="float" office:value="0.0011" calcext:value-type="float">
            <text:p>0.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334900001" calcext:value-type="float">
            <text:p>0.334900001</text:p>
          </table:table-cell>
          <table:table-cell table:number-columns-repeated="4"/>
        </table:table-row>
        <table:table-row table:style-name="ro1" table:number-rows-repeated="300">
          <table:table-cell table:number-columns-repeated="33"/>
          <table:table-cell table:style-name="Default"/>
          <table:table-cell table:number-columns-repeated="4"/>
        </table:table-row>
        <table:table-row table:style-name="ro1" table:number-rows-repeated="10479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9:50:53.20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1T19:52:19.205000000</dc:date>
    <meta:editing-duration>PT1M40S</meta:editing-duration>
    <meta:editing-cycles>2</meta:editing-cycles>
    <meta:generator>LibreOffice/6.4.2.2$Windows_X86_64 LibreOffice_project/4e471d8c02c9c90f512f7f9ead8875b57fcb1ec3</meta:generator>
    <meta:document-statistic meta:table-count="1" meta:cell-count="10242" meta:object-count="0"/>
  </office:meta>
</office:document-meta>
</file>